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1.0319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2181in"/>
    </style:style>
    <style:style style:name="co16" style:family="table-column">
      <style:table-column-properties fo:break-before="auto" style:column-width="1.1457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0.9591in"/>
    </style:style>
    <style:style style:name="co19" style:family="table-column">
      <style:table-column-properties fo:break-before="auto" style:column-width="1.0728in"/>
    </style:style>
    <style:style style:name="co20" style:family="table-column">
      <style:table-column-properties fo:break-before="auto" style:column-width="0.3783in"/>
    </style:style>
    <style:style style:name="co21" style:family="table-column">
      <style:table-column-properties fo:break-before="auto" style:column-width="0.2335in"/>
    </style:style>
    <style:style style:name="co22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85">
            <text:p>8.5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99">
            <text:p>9.9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327">
            <text:p>32.7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8203">
            <text:p>8203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9524">
            <text:p>952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9140">
            <text:p>1914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2-04">
            <text:p>2020-12-04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47 - 1.91)">
            <text:p>(0.47 - 1.91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42">
            <text:p>1.4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number-columns-repeated="3" table:default-cell-style-name="Default"/>
        <table:table-column table:style-name="co19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5.875">
            <text:p>185.875</text:p>
          </table:table-cell>
          <table:table-cell office:value-type="float" office:value="217.875">
            <text:p>217.875</text:p>
          </table:table-cell>
          <table:table-cell office:value-type="float" office:value="0.0688813813813814">
            <text:p>0.0688813814</text:p>
          </table:table-cell>
          <table:table-cell office:value-type="float" office:value="0.0771906146179402">
            <text:p>0.0771906146</text:p>
          </table:table-cell>
          <table:table-cell office:value-type="float" office:value="0.0442206210675868">
            <text:p>0.0442206211</text:p>
          </table:table-cell>
          <table:table-cell office:value-type="float" office:value="1.25038433844881">
            <text:p>1.2503843384</text:p>
          </table:table-cell>
          <table:table-cell office:value-type="float" office:value="1.28184559749358">
            <text:p>1.2818455975</text:p>
          </table:table-cell>
          <table:table-cell office:value-type="float" office:value="1.15860488185866">
            <text:p>1.1586048819</text:p>
          </table:table-cell>
          <table:table-cell office:value-type="float" office:value="10.4056367432904">
            <text:p>10.4056367433</text:p>
          </table:table-cell>
          <table:table-cell office:value-type="float" office:value="9.3219610961243">
            <text:p>9.3219610961</text:p>
          </table:table-cell>
          <table:table-cell office:value-type="float" office:value="16.0188242603053">
            <text:p>16.0188242603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7.125">
            <text:p>177.1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408592848904268">
            <text:p>0.040859284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627968019354">
            <text:p>1.1462796802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3085118608956">
            <text:p>17.3085118609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7.625">
            <text:p>257.625</text:p>
          </table:table-cell>
          <table:table-cell office:value-type="float" office:value="263.5">
            <text:p>263.5</text:p>
          </table:table-cell>
          <table:table-cell office:value-type="float" office:value="0.054951690821256">
            <text:p>0.0549516908</text:p>
          </table:table-cell>
          <table:table-cell office:value-type="float" office:value="0.0967060810810811">
            <text:p>0.0967060811</text:p>
          </table:table-cell>
          <table:table-cell office:value-type="float" office:value="0.0522299306243806">
            <text:p>0.0522299306</text:p>
          </table:table-cell>
          <table:table-cell office:value-type="float" office:value="1.19824950698966">
            <text:p>1.198249507</text:p>
          </table:table-cell>
          <table:table-cell office:value-type="float" office:value="1.35680133337518">
            <text:p>1.3568013334</text:p>
          </table:table-cell>
          <table:table-cell office:value-type="float" office:value="1.18815156986527">
            <text:p>1.1881515699</text:p>
          </table:table-cell>
          <table:table-cell office:value-type="float" office:value="12.9572390325064">
            <text:p>12.9572390325</text:p>
          </table:table-cell>
          <table:table-cell office:value-type="float" office:value="7.50880784759198">
            <text:p>7.5088078476</text:p>
          </table:table-cell>
          <table:table-cell office:value-type="float" office:value="13.6147051494135">
            <text:p>13.6147051494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29.75">
            <text:p>229.75</text:p>
          </table:table-cell>
          <table:table-cell office:value-type="float" office:value="346.625">
            <text:p>346.625</text:p>
          </table:table-cell>
          <table:table-cell office:value-type="float" office:value="0.042089552238806">
            <text:p>0.0420895522</text:p>
          </table:table-cell>
          <table:table-cell office:value-type="float" office:value="0.0827927927927928">
            <text:p>0.0827927928</text:p>
          </table:table-cell>
          <table:table-cell office:value-type="float" office:value="0.0682332677165354">
            <text:p>0.0682332677</text:p>
          </table:table-cell>
          <table:table-cell office:value-type="float" office:value="1.15078563243484">
            <text:p>1.1507856324</text:p>
          </table:table-cell>
          <table:table-cell office:value-type="float" office:value="1.3032098819901">
            <text:p>1.303209882</text:p>
          </table:table-cell>
          <table:table-cell office:value-type="float" office:value="1.2479417635015">
            <text:p>1.2479417635</text:p>
          </table:table-cell>
          <table:table-cell office:value-type="float" office:value="16.8125827019885">
            <text:p>16.812582702</text:p>
          </table:table-cell>
          <table:table-cell office:value-type="float" office:value="8.71405095024738">
            <text:p>8.7140509502</text:p>
          </table:table-cell>
          <table:table-cell office:value-type="float" office:value="10.5012543220302">
            <text:p>10.501254322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906">
            <text:p>2906</text:p>
          </table:table-cell>
          <table:table-cell office:value-type="float" office:value="5361">
            <text:p>5361</text:p>
          </table:table-cell>
          <table:table-cell office:value-type="float" office:value="102.625">
            <text:p>102.625</text:p>
          </table:table-cell>
          <table:table-cell office:value-type="float" office:value="249">
            <text:p>249</text:p>
          </table:table-cell>
          <table:table-cell office:value-type="float" office:value="344.125">
            <text:p>344.125</text:p>
          </table:table-cell>
          <table:table-cell office:value-type="float" office:value="0.0536741631799163">
            <text:p>0.0536741632</text:p>
          </table:table-cell>
          <table:table-cell office:value-type="float" office:value="0.0856847900894701">
            <text:p>0.0856847901</text:p>
          </table:table-cell>
          <table:table-cell office:value-type="float" office:value="0.0641904495429957">
            <text:p>0.0641904495</text:p>
          </table:table-cell>
          <table:table-cell office:value-type="float" office:value="1.19350616608411">
            <text:p>1.1935061661</text:p>
          </table:table-cell>
          <table:table-cell office:value-type="float" office:value="1.31428685648839">
            <text:p>1.3142868565</text:p>
          </table:table-cell>
          <table:table-cell office:value-type="float" office:value="1.23274258447305">
            <text:p>1.2327425845</text:p>
          </table:table-cell>
          <table:table-cell office:value-type="float" office:value="13.2575357915304">
            <text:p>13.2575357915</text:p>
          </table:table-cell>
          <table:table-cell office:value-type="float" office:value="8.43132626567726">
            <text:p>8.4313262657</text:p>
          </table:table-cell>
          <table:table-cell office:value-type="float" office:value="11.14127159944">
            <text:p>11.1412715994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60">
            <text:p>3060</text:p>
          </table:table-cell>
          <table:table-cell office:value-type="float" office:value="5209">
            <text:p>5209</text:p>
          </table:table-cell>
          <table:table-cell office:value-type="float" office:value="111.5">
            <text:p>111.5</text:p>
          </table:table-cell>
          <table:table-cell office:value-type="float" office:value="265.25">
            <text:p>265.25</text:p>
          </table:table-cell>
          <table:table-cell office:value-type="float" office:value="444.875">
            <text:p>444.875</text:p>
          </table:table-cell>
          <table:table-cell office:value-type="float" office:value="0.0572381930184805">
            <text:p>0.057238193</text:p>
          </table:table-cell>
          <table:table-cell office:value-type="float" office:value="0.0866830065359477">
            <text:p>0.0866830065</text:p>
          </table:table-cell>
          <table:table-cell office:value-type="float" office:value="0.0854050681512766">
            <text:p>0.0854050682</text:p>
          </table:table-cell>
          <table:table-cell office:value-type="float" office:value="1.20675504861512">
            <text:p>1.2067550486</text:p>
          </table:table-cell>
          <table:table-cell office:value-type="float" office:value="1.31811785237515">
            <text:p>1.3181178524</text:p>
          </table:table-cell>
          <table:table-cell office:value-type="float" office:value="1.31321402883468">
            <text:p>1.3132140288</text:p>
          </table:table-cell>
          <table:table-cell office:value-type="float" office:value="12.4532305251002">
            <text:p>12.4532305251</text:p>
          </table:table-cell>
          <table:table-cell office:value-type="float" office:value="8.33811684638206">
            <text:p>8.3381168464</text:p>
          </table:table-cell>
          <table:table-cell office:value-type="float" office:value="8.45783618658436">
            <text:p>8.457836186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67">
            <text:p>3167</text:p>
          </table:table-cell>
          <table:table-cell office:value-type="float" office:value="6228">
            <text:p>6228</text:p>
          </table:table-cell>
          <table:table-cell office:value-type="float" office:value="99.25">
            <text:p>99.25</text:p>
          </table:table-cell>
          <table:table-cell office:value-type="float" office:value="214">
            <text:p>214</text:p>
          </table:table-cell>
          <table:table-cell office:value-type="float" office:value="345.75">
            <text:p>345.75</text:p>
          </table:table-cell>
          <table:table-cell office:value-type="float" office:value="0.0563600227143668">
            <text:p>0.0563600227</text:p>
          </table:table-cell>
          <table:table-cell office:value-type="float" office:value="0.0675718345437322">
            <text:p>0.0675718345</text:p>
          </table:table-cell>
          <table:table-cell office:value-type="float" office:value="0.0555154142581888">
            <text:p>0.0555154143</text:p>
          </table:table-cell>
          <table:table-cell office:value-type="float" office:value="1.2034859257346">
            <text:p>1.2034859257</text:p>
          </table:table-cell>
          <table:table-cell office:value-type="float" office:value="1.24545068843733">
            <text:p>1.2454506884</text:p>
          </table:table-cell>
          <table:table-cell office:value-type="float" office:value="1.20034459389537">
            <text:p>1.2003445939</text:p>
          </table:table-cell>
          <table:table-cell office:value-type="float" office:value="12.6419677559745">
            <text:p>12.641967756</text:p>
          </table:table-cell>
          <table:table-cell office:value-type="float" office:value="10.6007274434262">
            <text:p>10.6007274434</text:p>
          </table:table-cell>
          <table:table-cell office:value-type="float" office:value="12.8291235820387">
            <text:p>12.829123582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425">
            <text:p>3425</text:p>
          </table:table-cell>
          <table:table-cell office:value-type="float" office:value="6402">
            <text:p>6402</text:p>
          </table:table-cell>
          <table:table-cell office:value-type="float" office:value="114">
            <text:p>114</text:p>
          </table:table-cell>
          <table:table-cell office:value-type="float" office:value="226.625">
            <text:p>226.625</text:p>
          </table:table-cell>
          <table:table-cell office:value-type="float" office:value="291.625">
            <text:p>291.625</text:p>
          </table:table-cell>
          <table:table-cell office:value-type="float" office:value="0.061822125813449">
            <text:p>0.0618221258</text:p>
          </table:table-cell>
          <table:table-cell office:value-type="float" office:value="0.0661678832116788">
            <text:p>0.0661678832</text:p>
          </table:table-cell>
          <table:table-cell office:value-type="float" office:value="0.0455521711965011">
            <text:p>0.0455521712</text:p>
          </table:table-cell>
          <table:table-cell office:value-type="float" office:value="1.22386851181766">
            <text:p>1.2238685118</text:p>
          </table:table-cell>
          <table:table-cell office:value-type="float" office:value="1.24016884122756">
            <text:p>1.2401688412</text:p>
          </table:table-cell>
          <table:table-cell office:value-type="float" office:value="1.16349959977716">
            <text:p>1.1634995998</text:p>
          </table:table-cell>
          <table:table-cell office:value-type="float" office:value="11.5550685041116">
            <text:p>11.5550685041</text:p>
          </table:table-cell>
          <table:table-cell office:value-type="float" office:value="10.8184563925938">
            <text:p>10.8184563926</text:p>
          </table:table-cell>
          <table:table-cell office:value-type="float" office:value="15.5605570122286">
            <text:p>15.5605570122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7049">
            <text:p>7049</text:p>
          </table:table-cell>
          <table:table-cell office:value-type="float" office:value="104">
            <text:p>104</text:p>
          </table:table-cell>
          <table:table-cell office:value-type="float" office:value="314.75">
            <text:p>314.75</text:p>
          </table:table-cell>
          <table:table-cell office:value-type="float" office:value="229.25">
            <text:p>229.25</text:p>
          </table:table-cell>
          <table:table-cell office:value-type="float" office:value="0.0485981308411215">
            <text:p>0.0485981308</text:p>
          </table:table-cell>
          <table:table-cell office:value-type="float" office:value="0.0827201051248357">
            <text:p>0.0827201051</text:p>
          </table:table-cell>
          <table:table-cell office:value-type="float" office:value="0.0325223435948361">
            <text:p>0.0325223436</text:p>
          </table:table-cell>
          <table:table-cell office:value-type="float" office:value="1.17472254345358">
            <text:p>1.1747225435</text:p>
          </table:table-cell>
          <table:table-cell office:value-type="float" office:value="1.30293189488898">
            <text:p>1.3029318949</text:p>
          </table:table-cell>
          <table:table-cell office:value-type="float" office:value="1.11590130013441">
            <text:p>1.1159013001</text:p>
          </table:table-cell>
          <table:table-cell office:value-type="float" office:value="14.6066688488308">
            <text:p>14.6066688488</text:p>
          </table:table-cell>
          <table:table-cell office:value-type="float" office:value="8.72141151893147">
            <text:p>8.7214115189</text:p>
          </table:table-cell>
          <table:table-cell office:value-type="float" office:value="21.6576779609445">
            <text:p>21.6576779609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39">
            <text:p>4139</text:p>
          </table:table-cell>
          <table:table-cell office:value-type="float" office:value="8376">
            <text:p>8376</text:p>
          </table:table-cell>
          <table:table-cell office:value-type="float" office:value="142.375">
            <text:p>142.375</text:p>
          </table:table-cell>
          <table:table-cell office:value-type="float" office:value="411.25">
            <text:p>411.25</text:p>
          </table:table-cell>
          <table:table-cell office:value-type="float" office:value="328.125">
            <text:p>328.125</text:p>
          </table:table-cell>
          <table:table-cell office:value-type="float" office:value="0.0625">
            <text:p>0.0625</text:p>
          </table:table-cell>
          <table:table-cell office:value-type="float" office:value="0.0993597487315777">
            <text:p>0.0993597487</text:p>
          </table:table-cell>
          <table:table-cell office:value-type="float" office:value="0.0391744269340974">
            <text:p>0.0391744269</text:p>
          </table:table-cell>
          <table:table-cell office:value-type="float" office:value="1.22640625">
            <text:p>1.22640625</text:p>
          </table:table-cell>
          <table:table-cell office:value-type="float" office:value="1.36710894550981">
            <text:p>1.3671089455</text:p>
          </table:table-cell>
          <table:table-cell office:value-type="float" office:value="1.14011838029155">
            <text:p>1.1401183803</text:p>
          </table:table-cell>
          <table:table-cell office:value-type="float" office:value="11.4334268782529">
            <text:p>11.4334268783</text:p>
          </table:table-cell>
          <table:table-cell office:value-type="float" office:value="7.31723931540818">
            <text:p>7.3172393154</text:p>
          </table:table-cell>
          <table:table-cell office:value-type="float" office:value="18.0382230958672">
            <text:p>18.0382230959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361">
            <text:p>4361</text:p>
          </table:table-cell>
          <table:table-cell office:value-type="float" office:value="9392">
            <text:p>9392</text:p>
          </table:table-cell>
          <table:table-cell office:value-type="float" office:value="239.75">
            <text:p>239.75</text:p>
          </table:table-cell>
          <table:table-cell office:value-type="float" office:value="255.75">
            <text:p>255.75</text:p>
          </table:table-cell>
          <table:table-cell office:value-type="float" office:value="433.375">
            <text:p>433.375</text:p>
          </table:table-cell>
          <table:table-cell office:value-type="float" office:value="0.0955179282868526">
            <text:p>0.0955179283</text:p>
          </table:table-cell>
          <table:table-cell office:value-type="float" office:value="0.0586448062371016">
            <text:p>0.0586448062</text:p>
          </table:table-cell>
          <table:table-cell office:value-type="float" office:value="0.0461429940374787">
            <text:p>0.046142994</text:p>
          </table:table-cell>
          <table:table-cell office:value-type="float" office:value="1.35219515126744">
            <text:p>1.3521951513</text:p>
          </table:table-cell>
          <table:table-cell office:value-type="float" office:value="1.21199767989509">
            <text:p>1.2119976799</text:p>
          </table:table-cell>
          <table:table-cell office:value-type="float" office:value="1.16567366389271">
            <text:p>1.1656736639</text:p>
          </table:table-cell>
          <table:table-cell office:value-type="float" office:value="7.59802817890583">
            <text:p>7.5980281789</text:p>
          </table:table-cell>
          <table:table-cell office:value-type="float" office:value="12.1626948402738">
            <text:p>12.1626948403</text:p>
          </table:table-cell>
          <table:table-cell office:value-type="float" office:value="15.3656889764794">
            <text:p>15.365688976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388">
            <text:p>4388</text:p>
          </table:table-cell>
          <table:table-cell office:value-type="float" office:value="7802">
            <text:p>7802</text:p>
          </table:table-cell>
          <table:table-cell office:value-type="float" office:value="209.75">
            <text:p>209.75</text:p>
          </table:table-cell>
          <table:table-cell office:value-type="float" office:value="287.875">
            <text:p>287.875</text:p>
          </table:table-cell>
          <table:table-cell office:value-type="float" office:value="390.125">
            <text:p>390.125</text:p>
          </table:table-cell>
          <table:table-cell office:value-type="float" office:value="0.0826438140267927">
            <text:p>0.082643814</text:p>
          </table:table-cell>
          <table:table-cell office:value-type="float" office:value="0.0656050592525068">
            <text:p>0.0656050593</text:p>
          </table:table-cell>
          <table:table-cell office:value-type="float" office:value="0.0500032043065881">
            <text:p>0.0500032043</text:p>
          </table:table-cell>
          <table:table-cell office:value-type="float" office:value="1.30264014908769">
            <text:p>1.3026401491</text:p>
          </table:table-cell>
          <table:table-cell office:value-type="float" office:value="1.23805359403084">
            <text:p>1.238053594</text:p>
          </table:table-cell>
          <table:table-cell office:value-type="float" office:value="1.17991184313727">
            <text:p>1.1799118431</text:p>
          </table:table-cell>
          <table:table-cell office:value-type="float" office:value="8.72915090096237">
            <text:p>8.729150901</text:p>
          </table:table-cell>
          <table:table-cell office:value-type="float" office:value="10.9083566225327">
            <text:p>10.9083566225</text:p>
          </table:table-cell>
          <table:table-cell office:value-type="float" office:value="14.2058105411385">
            <text:p>14.2058105411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  <table:table-cell office:value-type="float" office:value="76">
            <text:p>76</text:p>
          </table:table-cell>
          <table:table-cell office:value-type="float" office:value="2636">
            <text:p>2636</text:p>
          </table:table-cell>
          <table:table-cell office:value-type="float" office:value="4745">
            <text:p>4745</text:p>
          </table:table-cell>
          <table:table-cell office:value-type="float" office:value="7822">
            <text:p>7822</text:p>
          </table:table-cell>
          <table:table-cell office:value-type="float" office:value="223.25">
            <text:p>223.25</text:p>
          </table:table-cell>
          <table:table-cell office:value-type="float" office:value="228.625">
            <text:p>228.625</text:p>
          </table:table-cell>
          <table:table-cell office:value-type="float" office:value="267.125">
            <text:p>267.125</text:p>
          </table:table-cell>
          <table:table-cell office:value-type="float" office:value="0.0846927162367223">
            <text:p>0.0846927162</text:p>
          </table:table-cell>
          <table:table-cell office:value-type="float" office:value="0.0481822971548999">
            <text:p>0.0481822972</text:p>
          </table:table-cell>
          <table:table-cell office:value-type="float" office:value="0.0341504730248018">
            <text:p>0.034150473</text:p>
          </table:table-cell>
          <table:table-cell office:value-type="float" office:value="1.31048330494829">
            <text:p>1.3104833049</text:p>
          </table:table-cell>
          <table:table-cell office:value-type="float" office:value="1.17318824621003">
            <text:p>1.1731882462</text:p>
          </table:table-cell>
          <table:table-cell office:value-type="float" office:value="1.12181251501013">
            <text:p>1.121812515</text:p>
          </table:table-cell>
          <table:table-cell office:value-type="float" office:value="8.52613787874629">
            <text:p>8.5261378787</text:p>
          </table:table-cell>
          <table:table-cell office:value-type="float" office:value="14.7297860907046">
            <text:p>14.7297860907</text:p>
          </table:table-cell>
          <table:table-cell office:value-type="float" office:value="20.6414884082629">
            <text:p>20.641488408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0">
            <text:p>60</text:p>
          </table:table-cell>
          <table:table-cell office:value-type="float" office:value="2925">
            <text:p>2925</text:p>
          </table:table-cell>
          <table:table-cell office:value-type="float" office:value="5272">
            <text:p>5272</text:p>
          </table:table-cell>
          <table:table-cell office:value-type="float" office:value="10569">
            <text:p>10569</text:p>
          </table:table-cell>
          <table:table-cell office:value-type="float" office:value="332.625">
            <text:p>332.625</text:p>
          </table:table-cell>
          <table:table-cell office:value-type="float" office:value="695.875">
            <text:p>695.875</text:p>
          </table:table-cell>
          <table:table-cell office:value-type="float" office:value="299.375">
            <text:p>299.375</text:p>
          </table:table-cell>
          <table:table-cell office:value-type="float" office:value="0.113717948717949">
            <text:p>0.1137179487</text:p>
          </table:table-cell>
          <table:table-cell office:value-type="float" office:value="0.131994499241275">
            <text:p>0.1319944992</text:p>
          </table:table-cell>
          <table:table-cell office:value-type="float" office:value="0.028325764026871">
            <text:p>0.028325764</text:p>
          </table:table-cell>
          <table:table-cell office:value-type="float" office:value="1.42335909335963">
            <text:p>1.4233590934</text:p>
          </table:table-cell>
          <table:table-cell office:value-type="float" office:value="1.49612894109117">
            <text:p>1.4961289411</text:p>
          </table:table-cell>
          <table:table-cell office:value-type="float" office:value="1.10071277795315">
            <text:p>1.100712778</text:p>
          </table:table-cell>
          <table:table-cell office:value-type="float" office:value="6.43567263268768">
            <text:p>6.4356726327</text:p>
          </table:table-cell>
          <table:table-cell office:value-type="float" office:value="5.59074783394903">
            <text:p>5.5907478339</text:p>
          </table:table-cell>
          <table:table-cell office:value-type="float" office:value="24.81551569029">
            <text:p>24.815515690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  <table:table-cell office:value-type="float" office:value="3066">
            <text:p>3066</text:p>
          </table:table-cell>
          <table:table-cell office:value-type="float" office:value="5496">
            <text:p>5496</text:p>
          </table:table-cell>
          <table:table-cell office:value-type="float" office:value="10052">
            <text:p>10052</text:p>
          </table:table-cell>
          <table:table-cell office:value-type="float" office:value="219.75">
            <text:p>219.75</text:p>
          </table:table-cell>
          <table:table-cell office:value-type="float" office:value="133.25">
            <text:p>133.25</text:p>
          </table:table-cell>
          <table:table-cell office:value-type="float" office:value="490.125">
            <text:p>490.125</text:p>
          </table:table-cell>
          <table:table-cell office:value-type="float" office:value="0.0716731898238748">
            <text:p>0.0716731898</text:p>
          </table:table-cell>
          <table:table-cell office:value-type="float" office:value="0.0242449053857351">
            <text:p>0.0242449054</text:p>
          </table:table-cell>
          <table:table-cell office:value-type="float" office:value="0.0487589534421011">
            <text:p>0.0487589534</text:p>
          </table:table-cell>
          <table:table-cell office:value-type="float" office:value="1.26092477481704">
            <text:p>1.2609247748</text:p>
          </table:table-cell>
          <table:table-cell office:value-type="float" office:value="1.08600928710691">
            <text:p>1.0860092871</text:p>
          </table:table-cell>
          <table:table-cell office:value-type="float" office:value="1.17531611070726">
            <text:p>1.1753161107</text:p>
          </table:table-cell>
          <table:table-cell office:value-type="float" office:value="10.0135164061303">
            <text:p>10.0135164061</text:p>
          </table:table-cell>
          <table:table-cell office:value-type="float" office:value="28.9345850247865">
            <text:p>28.9345850248</text:p>
          </table:table-cell>
          <table:table-cell office:value-type="float" office:value="14.5596166024897">
            <text:p>14.559616602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80">
            <text:p>3180</text:p>
          </table:table-cell>
          <table:table-cell office:value-type="float" office:value="5523">
            <text:p>5523</text:p>
          </table:table-cell>
          <table:table-cell office:value-type="float" office:value="9140">
            <text:p>9140</text:p>
          </table:table-cell>
          <table:table-cell office:value-type="float" office:value="213.75">
            <text:p>213.75</text:p>
          </table:table-cell>
          <table:table-cell office:value-type="float" office:value="288">
            <text:p>288</text:p>
          </table:table-cell>
          <table:table-cell office:value-type="float" office:value="343">
            <text:p>343</text:p>
          </table:table-cell>
          <table:table-cell office:value-type="float" office:value="0.0672169811320755">
            <text:p>0.0672169811</text:p>
          </table:table-cell>
          <table:table-cell office:value-type="float" office:value="0.0521455730581206">
            <text:p>0.0521455731</text:p>
          </table:table-cell>
          <table:table-cell office:value-type="float" office:value="0.037527352297593">
            <text:p>0.0375273523</text:p>
          </table:table-cell>
          <table:table-cell office:value-type="float" office:value="1.24411495416518">
            <text:p>1.2441149542</text:p>
          </table:table-cell>
          <table:table-cell office:value-type="float" office:value="1.18783906085096">
            <text:p>1.1878390609</text:p>
          </table:table-cell>
          <table:table-cell office:value-type="float" office:value="1.13410600529569">
            <text:p>1.1341060053</text:p>
          </table:table-cell>
          <table:table-cell office:value-type="float" office:value="10.6549005415591">
            <text:p>10.6549005416</text:p>
          </table:table-cell>
          <table:table-cell office:value-type="float" office:value="13.6361788190312">
            <text:p>13.636178819</text:p>
          </table:table-cell>
          <table:table-cell office:value-type="float" office:value="18.8148982236606">
            <text:p>18.814898223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0">
            <text:p>70</text:p>
          </table:table-cell>
          <table:table-cell office:value-type="float" office:value="3592">
            <text:p>3592</text:p>
          </table:table-cell>
          <table:table-cell office:value-type="float" office:value="5978">
            <text:p>5978</text:p>
          </table:table-cell>
          <table:table-cell office:value-type="float" office:value="10622">
            <text:p>10622</text:p>
          </table:table-cell>
          <table:table-cell office:value-type="float" office:value="184.125">
            <text:p>184.125</text:p>
          </table:table-cell>
          <table:table-cell office:value-type="float" office:value="444">
            <text:p>444</text:p>
          </table:table-cell>
          <table:table-cell office:value-type="float" office:value="617.25">
            <text:p>617.25</text:p>
          </table:table-cell>
          <table:table-cell office:value-type="float" office:value="0.0512597438752784">
            <text:p>0.0512597439</text:p>
          </table:table-cell>
          <table:table-cell office:value-type="float" office:value="0.0742723318835731">
            <text:p>0.0742723319</text:p>
          </table:table-cell>
          <table:table-cell office:value-type="float" office:value="0.0581105253247976">
            <text:p>0.0581105253</text:p>
          </table:table-cell>
          <table:table-cell office:value-type="float" office:value="1.18455912379411">
            <text:p>1.1845591238</text:p>
          </table:table-cell>
          <table:table-cell office:value-type="float" office:value="1.27076526498802">
            <text:p>1.270765265</text:p>
          </table:table-cell>
          <table:table-cell office:value-type="float" office:value="1.2100054316177">
            <text:p>1.2100054316</text:p>
          </table:table-cell>
          <table:table-cell office:value-type="float" office:value="13.8659383463515">
            <text:p>13.8659383464</text:p>
          </table:table-cell>
          <table:table-cell office:value-type="float" office:value="9.67494431236284">
            <text:p>9.6749443124</text:p>
          </table:table-cell>
          <table:table-cell office:value-type="float" office:value="12.2713942687711">
            <text:p>12.2713942688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234">
            <text:p>4234</text:p>
          </table:table-cell>
          <table:table-cell office:value-type="float" office:value="7067">
            <text:p>7067</text:p>
          </table:table-cell>
          <table:table-cell office:value-type="float" office:value="13161">
            <text:p>13161</text:p>
          </table:table-cell>
          <table:table-cell office:value-type="float" office:value="223.125">
            <text:p>223.125</text:p>
          </table:table-cell>
          <table:table-cell office:value-type="float" office:value="342.5">
            <text:p>342.5</text:p>
          </table:table-cell>
          <table:table-cell office:value-type="float" office:value="610.25">
            <text:p>610.25</text:p>
          </table:table-cell>
          <table:table-cell office:value-type="float" office:value="0.0526983939537081">
            <text:p>0.052698394</text:p>
          </table:table-cell>
          <table:table-cell office:value-type="float" office:value="0.0484646950615537">
            <text:p>0.0484646951</text:p>
          </table:table-cell>
          <table:table-cell office:value-type="float" office:value="0.0463680571385153">
            <text:p>0.0463680571</text:p>
          </table:table-cell>
          <table:table-cell office:value-type="float" office:value="1.18988753545957">
            <text:p>1.1898875355</text:p>
          </table:table-cell>
          <table:table-cell office:value-type="float" office:value="1.17423013298356">
            <text:p>1.174230133</text:p>
          </table:table-cell>
          <table:table-cell office:value-type="float" office:value="1.16650219356149">
            <text:p>1.1665021936</text:p>
          </table:table-cell>
          <table:table-cell office:value-type="float" office:value="13.4967060049742">
            <text:p>13.496706005</text:p>
          </table:table-cell>
          <table:table-cell office:value-type="float" office:value="14.6459454579477">
            <text:p>14.6459454579</text:p>
          </table:table-cell>
          <table:table-cell office:value-type="float" office:value="15.2927635318207">
            <text:p>15.292763531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4018">
            <text:p>4018</text:p>
          </table:table-cell>
          <table:table-cell office:value-type="float" office:value="6122">
            <text:p>6122</text:p>
          </table:table-cell>
          <table:table-cell office:value-type="float" office:value="11138">
            <text:p>11138</text:p>
          </table:table-cell>
          <table:table-cell office:value-type="float" office:value="208.75">
            <text:p>208.75</text:p>
          </table:table-cell>
          <table:table-cell office:value-type="float" office:value="268">
            <text:p>268</text:p>
          </table:table-cell>
          <table:table-cell office:value-type="float" office:value="528.75">
            <text:p>528.75</text:p>
          </table:table-cell>
          <table:table-cell office:value-type="float" office:value="0.0519537083125933">
            <text:p>0.0519537083</text:p>
          </table:table-cell>
          <table:table-cell office:value-type="float" office:value="0.0437765436131983">
            <text:p>0.0437765436</text:p>
          </table:table-cell>
          <table:table-cell office:value-type="float" office:value="0.0474726162686299">
            <text:p>0.0474726163</text:p>
          </table:table-cell>
          <table:table-cell office:value-type="float" office:value="1.18712838719664">
            <text:p>1.1871283872</text:p>
          </table:table-cell>
          <table:table-cell office:value-type="float" office:value="1.1569740187568">
            <text:p>1.1569740188</text:p>
          </table:table-cell>
          <table:table-cell office:value-type="float" office:value="1.17057130955917">
            <text:p>1.1705713096</text:p>
          </table:table-cell>
          <table:table-cell office:value-type="float" office:value="13.6852786301583">
            <text:p>13.6852786302</text:p>
          </table:table-cell>
          <table:table-cell office:value-type="float" office:value="16.1778564266922">
            <text:p>16.1778564267</text:p>
          </table:table-cell>
          <table:table-cell office:value-type="float" office:value="14.9448843463002">
            <text:p>14.944884346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3988">
            <text:p>3988</text:p>
          </table:table-cell>
          <table:table-cell office:value-type="float" office:value="6750">
            <text:p>6750</text:p>
          </table:table-cell>
          <table:table-cell office:value-type="float" office:value="11893">
            <text:p>11893</text:p>
          </table:table-cell>
          <table:table-cell office:value-type="float" office:value="184.125">
            <text:p>184.125</text:p>
          </table:table-cell>
          <table:table-cell office:value-type="float" office:value="607">
            <text:p>607</text:p>
          </table:table-cell>
          <table:table-cell office:value-type="float" office:value="877.625">
            <text:p>877.625</text:p>
          </table:table-cell>
          <table:table-cell office:value-type="float" office:value="0.0461697592778335">
            <text:p>0.0461697593</text:p>
          </table:table-cell>
          <table:table-cell office:value-type="float" office:value="0.0899259259259259">
            <text:p>0.0899259259</text:p>
          </table:table-cell>
          <table:table-cell office:value-type="float" office:value="0.0737934078869923">
            <text:p>0.0737934079</text:p>
          </table:table-cell>
          <table:table-cell office:value-type="float" office:value="1.16577218494909">
            <text:p>1.1657721849</text:p>
          </table:table-cell>
          <table:table-cell office:value-type="float" office:value="1.33059061816187">
            <text:p>1.3305906182</text:p>
          </table:table-cell>
          <table:table-cell office:value-type="float" office:value="1.26895004301772">
            <text:p>1.268950043</text:p>
          </table:table-cell>
          <table:table-cell office:value-type="float" office:value="15.3569792019114">
            <text:p>15.3569792019</text:p>
          </table:table-cell>
          <table:table-cell office:value-type="float" office:value="8.04957966694006">
            <text:p>8.0495796669</text:p>
          </table:table-cell>
          <table:table-cell office:value-type="float" office:value="9.73553864832372">
            <text:p>9.735538648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133">
            <text:p>133</text:p>
          </table:table-cell>
          <table:table-cell office:value-type="float" office:value="75">
            <text:p>75</text:p>
          </table:table-cell>
          <table:table-cell office:value-type="float" office:value="4363">
            <text:p>4363</text:p>
          </table:table-cell>
          <table:table-cell office:value-type="float" office:value="7513">
            <text:p>7513</text:p>
          </table:table-cell>
          <table:table-cell office:value-type="float" office:value="16418">
            <text:p>16418</text:p>
          </table:table-cell>
          <table:table-cell office:value-type="float" office:value="201">
            <text:p>201</text:p>
          </table:table-cell>
          <table:table-cell office:value-type="float" office:value="540.875">
            <text:p>540.875</text:p>
          </table:table-cell>
          <table:table-cell office:value-type="float" office:value="906.875">
            <text:p>906.875</text:p>
          </table:table-cell>
          <table:table-cell office:value-type="float" office:value="0.0460692184276874">
            <text:p>0.0460692184</text:p>
          </table:table-cell>
          <table:table-cell office:value-type="float" office:value="0.0719918807400506">
            <text:p>0.0719918807</text:p>
          </table:table-cell>
          <table:table-cell office:value-type="float" office:value="0.0552366305274698">
            <text:p>0.0552366305</text:p>
          </table:table-cell>
          <table:table-cell office:value-type="float" office:value="1.16540211535452">
            <text:p>1.1654021154</text:p>
          </table:table-cell>
          <table:table-cell office:value-type="float" office:value="1.26212993113946">
            <text:p>1.2621299311</text:p>
          </table:table-cell>
          <table:table-cell office:value-type="float" office:value="1.19930833413612">
            <text:p>1.1993083341</text:p>
          </table:table-cell>
          <table:table-cell office:value-type="float" office:value="15.3897489521274">
            <text:p>15.3897489521</text:p>
          </table:table-cell>
          <table:table-cell office:value-type="float" office:value="9.970688282891">
            <text:p>9.9706882829</text:p>
          </table:table-cell>
          <table:table-cell office:value-type="float" office:value="12.8921550253604">
            <text:p>12.8921550254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133">
            <text:p>133</text:p>
          </table:table-cell>
          <table:table-cell table:number-columns-repeated="2" office:value-type="float" office:value="72">
            <text:p>72</text:p>
          </table:table-cell>
          <table:table-cell office:value-type="float" office:value="4666">
            <text:p>4666</text:p>
          </table:table-cell>
          <table:table-cell office:value-type="float" office:value="8050">
            <text:p>8050</text:p>
          </table:table-cell>
          <table:table-cell office:value-type="float" office:value="14607">
            <text:p>14607</text:p>
          </table:table-cell>
          <table:table-cell office:value-type="float" office:value="194.75">
            <text:p>194.75</text:p>
          </table:table-cell>
          <table:table-cell office:value-type="float" office:value="355">
            <text:p>355</text:p>
          </table:table-cell>
          <table:table-cell office:value-type="float" office:value="558.375">
            <text:p>558.375</text:p>
          </table:table-cell>
          <table:table-cell office:value-type="float" office:value="0.0417381054436348">
            <text:p>0.0417381054</text:p>
          </table:table-cell>
          <table:table-cell office:value-type="float" office:value="0.0440993788819876">
            <text:p>0.0440993789</text:p>
          </table:table-cell>
          <table:table-cell office:value-type="float" office:value="0.0382265352228384">
            <text:p>0.0382265352</text:p>
          </table:table-cell>
          <table:table-cell office:value-type="float" office:value="1.14949782516693">
            <text:p>1.1494978252</text:p>
          </table:table-cell>
          <table:table-cell office:value-type="float" office:value="1.1581595463138">
            <text:p>1.1581595463</text:p>
          </table:table-cell>
          <table:table-cell office:value-type="float" office:value="1.13665695855041">
            <text:p>1.1366569586</text:p>
          </table:table-cell>
          <table:table-cell office:value-type="float" office:value="16.9512707457451">
            <text:p>16.9512707457</text:p>
          </table:table-cell>
          <table:table-cell office:value-type="float" office:value="16.0619254727697">
            <text:p>16.0619254728</text:p>
          </table:table-cell>
          <table:table-cell office:value-type="float" office:value="18.4770252679193">
            <text:p>18.4770252679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28">
            <text:p>128</text:p>
          </table:table-cell>
          <table:table-cell office:value-type="float" office:value="4600">
            <text:p>4600</text:p>
          </table:table-cell>
          <table:table-cell office:value-type="float" office:value="7854">
            <text:p>7854</text:p>
          </table:table-cell>
          <table:table-cell office:value-type="float" office:value="14956">
            <text:p>14956</text:p>
          </table:table-cell>
          <table:table-cell office:value-type="float" office:value="164.875">
            <text:p>164.875</text:p>
          </table:table-cell>
          <table:table-cell office:value-type="float" office:value="603.5">
            <text:p>603.5</text:p>
          </table:table-cell>
          <table:table-cell office:value-type="float" office:value="711.125">
            <text:p>711.125</text:p>
          </table:table-cell>
          <table:table-cell office:value-type="float" office:value="0.0358423913043478">
            <text:p>0.0358423913</text:p>
          </table:table-cell>
          <table:table-cell office:value-type="float" office:value="0.0768398268398268">
            <text:p>0.0768398268</text:p>
          </table:table-cell>
          <table:table-cell office:value-type="float" office:value="0.0475478069002407">
            <text:p>0.0475478069</text:p>
          </table:table-cell>
          <table:table-cell office:value-type="float" office:value="1.12796633651347">
            <text:p>1.1279663365</text:p>
          </table:table-cell>
          <table:table-cell office:value-type="float" office:value="1.28051193755739">
            <text:p>1.2805119376</text:p>
          </table:table-cell>
          <table:table-cell office:value-type="float" office:value="1.17084848027525">
            <text:p>1.1708484803</text:p>
          </table:table-cell>
          <table:table-cell office:value-type="float" office:value="19.6832933207992">
            <text:p>19.6832933208</text:p>
          </table:table-cell>
          <table:table-cell office:value-type="float" office:value="9.36297378552716">
            <text:p>9.3629737855</text:p>
          </table:table-cell>
          <table:table-cell office:value-type="float" office:value="14.9217906469368">
            <text:p>14.921790646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5014">
            <text:p>5014</text:p>
          </table:table-cell>
          <table:table-cell office:value-type="float" office:value="8669">
            <text:p>8669</text:p>
          </table:table-cell>
          <table:table-cell office:value-type="float" office:value="16341">
            <text:p>16341</text:p>
          </table:table-cell>
          <table:table-cell office:value-type="float" office:value="230.375">
            <text:p>230.375</text:p>
          </table:table-cell>
          <table:table-cell office:value-type="float" office:value="441.875">
            <text:p>441.875</text:p>
          </table:table-cell>
          <table:table-cell office:value-type="float" office:value="933.5">
            <text:p>933.5</text:p>
          </table:table-cell>
          <table:table-cell office:value-type="float" office:value="0.0459463502193857">
            <text:p>0.0459463502</text:p>
          </table:table-cell>
          <table:table-cell office:value-type="float" office:value="0.0509718537316876">
            <text:p>0.0509718537</text:p>
          </table:table-cell>
          <table:table-cell office:value-type="float" office:value="0.057126246863717">
            <text:p>0.0571262469</text:p>
          </table:table-cell>
          <table:table-cell office:value-type="float" office:value="1.16494991728088">
            <text:p>1.1649499173</text:p>
          </table:table-cell>
          <table:table-cell office:value-type="float" office:value="1.18349382261168">
            <text:p>1.1834938226</text:p>
          </table:table-cell>
          <table:table-cell office:value-type="float" office:value="1.20633814386125">
            <text:p>1.2063381439</text:p>
          </table:table-cell>
          <table:table-cell office:value-type="float" office:value="15.4299906546812">
            <text:p>15.4299906547</text:p>
          </table:table-cell>
          <table:table-cell office:value-type="float" office:value="13.9423281403541">
            <text:p>13.9423281404</text:p>
          </table:table-cell>
          <table:table-cell office:value-type="float" office:value="12.476967476472">
            <text:p>12.476967476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table:number-columns-repeated="2" office:value-type="float" office:value="30">
            <text:p>30</text:p>
          </table:table-cell>
          <table:table-cell office:value-type="float" office:value="5390">
            <text:p>5390</text:p>
          </table:table-cell>
          <table:table-cell office:value-type="float" office:value="9762">
            <text:p>9762</text:p>
          </table:table-cell>
          <table:table-cell office:value-type="float" office:value="18414">
            <text:p>18414</text:p>
          </table:table-cell>
          <table:table-cell office:value-type="float" office:value="300.5">
            <text:p>300.5</text:p>
          </table:table-cell>
          <table:table-cell office:value-type="float" office:value="230.5">
            <text:p>230.5</text:p>
          </table:table-cell>
          <table:table-cell office:value-type="float" office:value="454.25">
            <text:p>454.25</text:p>
          </table:table-cell>
          <table:table-cell office:value-type="float" office:value="0.0557513914656772">
            <text:p>0.0557513915</text:p>
          </table:table-cell>
          <table:table-cell office:value-type="float" office:value="0.0236119647613194">
            <text:p>0.0236119648</text:p>
          </table:table-cell>
          <table:table-cell office:value-type="float" office:value="0.0246687303138916">
            <text:p>0.0246687303</text:p>
          </table:table-cell>
          <table:table-cell office:value-type="float" office:value="1.20122197672457">
            <text:p>1.2012219767</text:p>
          </table:table-cell>
          <table:table-cell office:value-type="float" office:value="1.0837346254292">
            <text:p>1.0837346254</text:p>
          </table:table-cell>
          <table:table-cell office:value-type="float" office:value="1.08753330675901">
            <text:p>1.0875333068</text:p>
          </table:table-cell>
          <table:table-cell office:value-type="float" office:value="12.776262955706">
            <text:p>12.7762629557</text:p>
          </table:table-cell>
          <table:table-cell office:value-type="float" office:value="29.7009859940417">
            <text:p>29.700985994</text:p>
          </table:table-cell>
          <table:table-cell office:value-type="float" office:value="28.4433766133226">
            <text:p>28.443376613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21">
            <text:p>21</text:p>
          </table:table-cell>
          <table:table-cell office:value-type="float" office:value="5752">
            <text:p>5752</text:p>
          </table:table-cell>
          <table:table-cell office:value-type="float" office:value="10036">
            <text:p>10036</text:p>
          </table:table-cell>
          <table:table-cell office:value-type="float" office:value="17900">
            <text:p>17900</text:p>
          </table:table-cell>
          <table:table-cell office:value-type="float" office:value="433.125">
            <text:p>433.125</text:p>
          </table:table-cell>
          <table:table-cell office:value-type="float" office:value="580">
            <text:p>580</text:p>
          </table:table-cell>
          <table:table-cell office:value-type="float" office:value="402.5">
            <text:p>402.5</text:p>
          </table:table-cell>
          <table:table-cell office:value-type="float" office:value="0.0752998956884562">
            <text:p>0.0752998957</text:p>
          </table:table-cell>
          <table:table-cell office:value-type="float" office:value="0.0577919489836588">
            <text:p>0.057791949</text:p>
          </table:table-cell>
          <table:table-cell office:value-type="float" office:value="0.0224860335195531">
            <text:p>0.0224860335</text:p>
          </table:table-cell>
          <table:table-cell office:value-type="float" office:value="1.27466298051935">
            <text:p>1.2746629805</text:p>
          </table:table-cell>
          <table:table-cell office:value-type="float" office:value="1.20881804380277">
            <text:p>1.2088180438</text:p>
          </table:table-cell>
          <table:table-cell office:value-type="float" office:value="1.07969213585718">
            <text:p>1.0796921359</text:p>
          </table:table-cell>
          <table:table-cell office:value-type="float" office:value="9.54753503335831">
            <text:p>9.5475350334</text:p>
          </table:table-cell>
          <table:table-cell office:value-type="float" office:value="12.3371648514284">
            <text:p>12.3371648514</text:p>
          </table:table-cell>
          <table:table-cell office:value-type="float" office:value="31.1709650002413">
            <text:p>31.1709650002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694">
            <text:p>5694</text:p>
          </table:table-cell>
          <table:table-cell office:value-type="float" office:value="10013">
            <text:p>10013</text:p>
          </table:table-cell>
          <table:table-cell office:value-type="float" office:value="16716">
            <text:p>16716</text:p>
          </table:table-cell>
          <table:table-cell office:value-type="float" office:value="441">
            <text:p>441</text:p>
          </table:table-cell>
          <table:table-cell office:value-type="float" office:value="740.25">
            <text:p>740.25</text:p>
          </table:table-cell>
          <table:table-cell office:value-type="float" office:value="310.375">
            <text:p>310.375</text:p>
          </table:table-cell>
          <table:table-cell office:value-type="float" office:value="0.077449947312961">
            <text:p>0.0774499473</text:p>
          </table:table-cell>
          <table:table-cell office:value-type="float" office:value="0.0739288924398282">
            <text:p>0.0739288924</text:p>
          </table:table-cell>
          <table:table-cell office:value-type="float" office:value="0.0185675400813592">
            <text:p>0.0185675401</text:p>
          </table:table-cell>
          <table:table-cell office:value-type="float" office:value="1.28283186449937">
            <text:p>1.2828318645</text:p>
          </table:table-cell>
          <table:table-cell office:value-type="float" office:value="1.26946346656866">
            <text:p>1.2694634666</text:p>
          </table:table-cell>
          <table:table-cell office:value-type="float" office:value="1.06566210723232">
            <text:p>1.0656621072</text:p>
          </table:table-cell>
          <table:table-cell office:value-type="float" office:value="9.29187971003894">
            <text:p>9.29187971</text:p>
          </table:table-cell>
          <table:table-cell office:value-type="float" office:value="9.71831729605454">
            <text:p>9.71831729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2">
            <text:p>32</text:p>
          </table:table-cell>
          <table:table-cell office:value-type="float" office:value="6329">
            <text:p>6329</text:p>
          </table:table-cell>
          <table:table-cell office:value-type="float" office:value="11216">
            <text:p>11216</text:p>
          </table:table-cell>
          <table:table-cell office:value-type="float" office:value="18010">
            <text:p>18010</text:p>
          </table:table-cell>
          <table:table-cell office:value-type="float" office:value="528">
            <text:p>528</text:p>
          </table:table-cell>
          <table:table-cell office:value-type="float" office:value="533.25">
            <text:p>533.25</text:p>
          </table:table-cell>
          <table:table-cell office:value-type="float" office:value="266.5">
            <text:p>266.5</text:p>
          </table:table-cell>
          <table:table-cell office:value-type="float" office:value="0.0834255016590299">
            <text:p>0.0834255017</text:p>
          </table:table-cell>
          <table:table-cell office:value-type="float" office:value="0.0475436875891583">
            <text:p>0.0475436876</text:p>
          </table:table-cell>
          <table:table-cell office:value-type="float" office:value="0.0147973348139922">
            <text:p>0.0147973348</text:p>
          </table:table-cell>
          <table:table-cell office:value-type="float" office:value="1.30563049188764">
            <text:p>1.3056304919</text:p>
          </table:table-cell>
          <table:table-cell office:value-type="float" office:value="1.17083329493202">
            <text:p>1.1708332949</text:p>
          </table:table-cell>
          <table:table-cell office:value-type="float" office:value="1.05221983563946">
            <text:p>1.0522198356</text:p>
          </table:table-cell>
          <table:table-cell office:value-type="float" office:value="8.65052243872565">
            <text:p>8.6505224387</text:p>
          </table:table-cell>
          <table:table-cell office:value-type="float" office:value="14.9230539419521">
            <text:p>14.9230539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136">
            <text:p>136</text:p>
          </table:table-cell>
          <table:table-cell office:value-type="float" office:value="70">
            <text:p>70</text:p>
          </table:table-cell>
          <table:table-cell office:value-type="float" office:value="6810">
            <text:p>6810</text:p>
          </table:table-cell>
          <table:table-cell office:value-type="float" office:value="11821">
            <text:p>11821</text:p>
          </table:table-cell>
          <table:table-cell office:value-type="float" office:value="17878">
            <text:p>17878</text:p>
          </table:table-cell>
          <table:table-cell office:value-type="float" office:value="477.75">
            <text:p>477.75</text:p>
          </table:table-cell>
          <table:table-cell office:value-type="float" office:value="873.375">
            <text:p>873.375</text:p>
          </table:table-cell>
          <table:table-cell office:value-type="float" office:value="603.5">
            <text:p>603.5</text:p>
          </table:table-cell>
          <table:table-cell office:value-type="float" office:value="0.0701541850220264">
            <text:p>0.070154185</text:p>
          </table:table-cell>
          <table:table-cell office:value-type="float" office:value="0.0738833432027747">
            <text:p>0.0738833432</text:p>
          </table:table-cell>
          <table:table-cell office:value-type="float" office:value="0.0337565723235261">
            <text:p>0.0337565723</text:p>
          </table:table-cell>
          <table:table-cell office:value-type="float" office:value="1.25518600254226">
            <text:p>1.2551860025</text:p>
          </table:table-cell>
          <table:table-cell office:value-type="float" office:value="1.26929084807924">
            <text:p>1.2692908481</text:p>
          </table:table-cell>
          <table:table-cell office:value-type="float" office:value="1.12038143523541">
            <text:p>1.1203814352</text:p>
          </table:table-cell>
          <table:table-cell office:value-type="float" office:value="10.2229971673195">
            <text:p>10.2229971673</text:p>
          </table:table-cell>
          <table:table-cell office:value-type="float" office:value="9.72409998483498">
            <text:p>9.7240999848</text:p>
          </table:table-cell>
          <table:table-cell office:value-type="float" office:value="20.8783515563814">
            <text:p>20.878351556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544">
            <text:p>7544</text:p>
          </table:table-cell>
          <table:table-cell office:value-type="float" office:value="12154">
            <text:p>12154</text:p>
          </table:table-cell>
          <table:table-cell office:value-type="float" office:value="17838">
            <text:p>17838</text:p>
          </table:table-cell>
          <table:table-cell office:value-type="float" office:value="472.75">
            <text:p>472.75</text:p>
          </table:table-cell>
          <table:table-cell office:value-type="float" office:value="112.5">
            <text:p>112.5</text:p>
          </table:table-cell>
          <table:table-cell office:value-type="float" office:value="367.625">
            <text:p>367.625</text:p>
          </table:table-cell>
          <table:table-cell office:value-type="float" office:value="0.0626656945917285">
            <text:p>0.0626656946</text:p>
          </table:table-cell>
          <table:table-cell office:value-type="float" office:value="0.00925621194668422">
            <text:p>0.0092562119</text:p>
          </table:table-cell>
          <table:table-cell office:value-type="float" office:value="0.0206090929476399">
            <text:p>0.0206090929</text:p>
          </table:table-cell>
          <table:table-cell office:value-type="float" office:value="1.22702683005723">
            <text:p>1.2270268301</text:p>
          </table:table-cell>
          <table:table-cell office:value-type="float" office:value="1.03256466963421">
            <text:p>1.0325646696</text:p>
          </table:table-cell>
          <table:table-cell office:value-type="float" office:value="1.0729643053525">
            <text:p>1.0729643054</text:p>
          </table:table-cell>
          <table:table-cell office:value-type="float" office:value="11.4040938248843">
            <text:p>11.4040938249</text:p>
          </table:table-cell>
          <table:table-cell office:value-type="float" office:value="0">
            <text:p>0</text:p>
          </table:table-cell>
          <table:table-cell office:value-type="float" office:value="33.9784708425141">
            <text:p>33.978470842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224">
            <text:p>224</text:p>
          </table:table-cell>
          <table:table-cell office:value-type="float" office:value="8122">
            <text:p>8122</text:p>
          </table:table-cell>
          <table:table-cell office:value-type="float" office:value="11648">
            <text:p>11648</text:p>
          </table:table-cell>
          <table:table-cell office:value-type="float" office:value="17542">
            <text:p>17542</text:p>
          </table:table-cell>
          <table:table-cell office:value-type="float" office:value="386.125">
            <text:p>386.125</text:p>
          </table:table-cell>
          <table:table-cell office:value-type="float" office:value="193.75">
            <text:p>193.75</text:p>
          </table:table-cell>
          <table:table-cell office:value-type="float" office:value="362.25">
            <text:p>362.25</text:p>
          </table:table-cell>
          <table:table-cell office:value-type="float" office:value="0.0475406303866043">
            <text:p>0.0475406304</text:p>
          </table:table-cell>
          <table:table-cell office:value-type="float" office:value="0.0166337568681319">
            <text:p>0.0166337569</text:p>
          </table:table-cell>
          <table:table-cell office:value-type="float" office:value="0.0206504389465283">
            <text:p>0.0206504389</text:p>
          </table:table-cell>
          <table:table-cell office:value-type="float" office:value="1.17082202496672">
            <text:p>1.170822025</text:p>
          </table:table-cell>
          <table:table-cell office:value-type="float" office:value="1.05876044549886">
            <text:p>1.0587604455</text:p>
          </table:table-cell>
          <table:table-cell office:value-type="float" office:value="1.07311235994507">
            <text:p>1.0731123599</text:p>
          </table:table-cell>
          <table:table-cell office:value-type="float" office:value="14.9239916549773">
            <text:p>14.923991655</text:p>
          </table:table-cell>
          <table:table-cell office:value-type="float" office:value="0">
            <text:p>0</text:p>
          </table:table-cell>
          <table:table-cell office:value-type="float" office:value="33.9111288635331">
            <text:p>33.9111288635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842">
            <text:p>8842</text:p>
          </table:table-cell>
          <table:table-cell office:value-type="float" office:value="12378">
            <text:p>12378</text:p>
          </table:table-cell>
          <table:table-cell office:value-type="float" office:value="18993">
            <text:p>18993</text:p>
          </table:table-cell>
          <table:table-cell office:value-type="float" office:value="330">
            <text:p>330</text:p>
          </table:table-cell>
          <table:table-cell office:value-type="float" office:value="244.75">
            <text:p>244.75</text:p>
          </table:table-cell>
          <table:table-cell office:value-type="float" office:value="276.5">
            <text:p>276.5</text:p>
          </table:table-cell>
          <table:table-cell office:value-type="float" office:value="0.037321872879439">
            <text:p>0.0373218729</text:p>
          </table:table-cell>
          <table:table-cell office:value-type="float" office:value="0.0197729843270318">
            <text:p>0.0197729843</text:p>
          </table:table-cell>
          <table:table-cell office:value-type="float" office:value="0.0145579950508082">
            <text:p>0.0145579951</text:p>
          </table:table-cell>
          <table:table-cell office:value-type="float" office:value="1.13335668258069">
            <text:p>1.1333566826</text:p>
          </table:table-cell>
          <table:table-cell office:value-type="float" office:value="1.06997174812664">
            <text:p>1.0699717481</text:p>
          </table:table-cell>
          <table:table-cell office:value-type="float" office:value="1.05136837570883">
            <text:p>1.0513683757</text:p>
          </table:table-cell>
          <table:table-cell office:value-type="float" office:value="18.9166006441566">
            <text:p>18.91660064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9306">
            <text:p>9306</text:p>
          </table:table-cell>
          <table:table-cell office:value-type="float" office:value="12740">
            <text:p>12740</text:p>
          </table:table-cell>
          <table:table-cell office:value-type="float" office:value="19878">
            <text:p>19878</text:p>
          </table:table-cell>
          <table:table-cell office:value-type="float" office:value="117.5">
            <text:p>117.5</text:p>
          </table:table-cell>
          <table:table-cell office:value-type="float" office:value="169.25">
            <text:p>169.25</text:p>
          </table:table-cell>
          <table:table-cell office:value-type="float" office:value="96.5">
            <text:p>96.5</text:p>
          </table:table-cell>
          <table:table-cell office:value-type="float" office:value="0.0126262626262626">
            <text:p>0.0126262626</text:p>
          </table:table-cell>
          <table:table-cell office:value-type="float" office:value="0.0132849293563579">
            <text:p>0.0132849294</text:p>
          </table:table-cell>
          <table:table-cell office:value-type="float" office:value="0.00485461314015494">
            <text:p>0.0048546131</text:p>
          </table:table-cell>
          <table:table-cell office:value-type="float" office:value="1.04450438730742">
            <text:p>1.0445043873</text:p>
          </table:table-cell>
          <table:table-cell office:value-type="float" office:value="1.04684317186934">
            <text:p>1.0468431719</text:p>
          </table:table-cell>
          <table:table-cell office:value-type="float" office:value="1.01703733783727">
            <text:p>1.01703733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table:number-columns-repeated="2" office:value-type="float" office:value="235">
            <text:p>235</text:p>
          </table:table-cell>
          <table:table-cell office:value-type="float" office:value="9072">
            <text:p>9072</text:p>
          </table:table-cell>
          <table:table-cell office:value-type="float" office:value="12270">
            <text:p>12270</text:p>
          </table:table-cell>
          <table:table-cell office:value-type="float" office:value="19035">
            <text:p>19035</text:p>
          </table:table-cell>
          <table:table-cell office:value-type="float" office:value="109">
            <text:p>109</text:p>
          </table:table-cell>
          <table:table-cell office:value-type="float" office:value="182.375">
            <text:p>182.375</text:p>
          </table:table-cell>
          <table:table-cell office:value-type="float" office:value="227.5">
            <text:p>227.5</text:p>
          </table:table-cell>
          <table:table-cell office:value-type="float" office:value="0.0120149911816578">
            <text:p>0.0120149912</text:p>
          </table:table-cell>
          <table:table-cell office:value-type="float" office:value="0.0148634881825591">
            <text:p>0.0148634882</text:p>
          </table:table-cell>
          <table:table-cell office:value-type="float" office:value="0.0119516679800368">
            <text:p>0.011951668</text:p>
          </table:table-cell>
          <table:table-cell office:value-type="float" office:value="1.04233541476147">
            <text:p>1.0423354148</text:p>
          </table:table-cell>
          <table:table-cell office:value-type="float" office:value="1.05245521826962">
            <text:p>1.0524552183</text:p>
          </table:table-cell>
          <table:table-cell office:value-type="float" office:value="1.04211080897044">
            <text:p>1.0421108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66">
            <text:p>266</text:p>
          </table:table-cell>
          <table:table-cell office:value-type="float" office:value="9025">
            <text:p>9025</text:p>
          </table:table-cell>
          <table:table-cell office:value-type="float" office:value="12088">
            <text:p>12088</text:p>
          </table:table-cell>
          <table:table-cell office:value-type="float" office:value="19503">
            <text:p>19503</text:p>
          </table:table-cell>
          <table:table-cell office:value-type="float" office:value="174.75">
            <text:p>174.75</text:p>
          </table:table-cell>
          <table:table-cell office:value-type="float" office:value="332.125">
            <text:p>332.125</text:p>
          </table:table-cell>
          <table:table-cell office:value-type="float" office:value="307.5">
            <text:p>307.5</text:p>
          </table:table-cell>
          <table:table-cell office:value-type="float" office:value="0.0193628808864266">
            <text:p>0.0193628809</text:p>
          </table:table-cell>
          <table:table-cell office:value-type="float" office:value="0.0274755956320318">
            <text:p>0.0274755956</text:p>
          </table:table-cell>
          <table:table-cell office:value-type="float" office:value="0.0157668051069066">
            <text:p>0.0157668051</text:p>
          </table:table-cell>
          <table:table-cell office:value-type="float" office:value="1.06850492856869">
            <text:p>1.0685049286</text:p>
          </table:table-cell>
          <table:table-cell office:value-type="float" office:value="1.09764420508857">
            <text:p>1.0976442051</text:p>
          </table:table-cell>
          <table:table-cell office:value-type="float" office:value="1.055671058475">
            <text:p>1.0556710585</text:p>
          </table:table-cell>
          <table:table-cell office:value-type="float" office:value="0">
            <text:p>0</text:p>
          </table:table-cell>
          <table:table-cell office:value-type="float" office:value="25.5727478811247">
            <text:p>25.57274788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9435">
            <text:p>9435</text:p>
          </table:table-cell>
          <table:table-cell office:value-type="float" office:value="13651">
            <text:p>13651</text:p>
          </table:table-cell>
          <table:table-cell office:value-type="float" office:value="19558">
            <text:p>19558</text:p>
          </table:table-cell>
          <table:table-cell office:value-type="float" office:value="167.5">
            <text:p>167.5</text:p>
          </table:table-cell>
          <table:table-cell office:value-type="float" office:value="243.625">
            <text:p>243.625</text:p>
          </table:table-cell>
          <table:table-cell office:value-type="float" office:value="134.625">
            <text:p>134.625</text:p>
          </table:table-cell>
          <table:table-cell office:value-type="float" office:value="0.0177530471648119">
            <text:p>0.0177530472</text:p>
          </table:table-cell>
          <table:table-cell office:value-type="float" office:value="0.017846677899055">
            <text:p>0.0178466779</text:p>
          </table:table-cell>
          <table:table-cell office:value-type="float" office:value="0.00688337253297883">
            <text:p>0.0068833725</text:p>
          </table:table-cell>
          <table:table-cell office:value-type="float" office:value="1.06275339961677">
            <text:p>1.0627533996</text:p>
          </table:table-cell>
          <table:table-cell office:value-type="float" office:value="1.06308764031428">
            <text:p>1.0630876403</text:p>
          </table:table-cell>
          <table:table-cell office:value-type="float" office:value="1.02418467026758">
            <text:p>1.02418467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92">
            <text:p>192</text:p>
          </table:table-cell>
          <table:table-cell office:value-type="float" office:value="9306">
            <text:p>9306</text:p>
          </table:table-cell>
          <table:table-cell office:value-type="float" office:value="13472">
            <text:p>13472</text:p>
          </table:table-cell>
          <table:table-cell office:value-type="float" office:value="19168">
            <text:p>19168</text:p>
          </table:table-cell>
          <table:table-cell office:value-type="float" office:value="117.5">
            <text:p>117.5</text:p>
          </table:table-cell>
          <table:table-cell office:value-type="float" office:value="152.875">
            <text:p>152.875</text:p>
          </table:table-cell>
          <table:table-cell office:value-type="float" office:value="168.375">
            <text:p>168.375</text:p>
          </table:table-cell>
          <table:table-cell office:value-type="float" office:value="0.0126262626262626">
            <text:p>0.0126262626</text:p>
          </table:table-cell>
          <table:table-cell office:value-type="float" office:value="0.0113476098574822">
            <text:p>0.0113476099</text:p>
          </table:table-cell>
          <table:table-cell office:value-type="float" office:value="0.00878417153589315">
            <text:p>0.0087841715</text:p>
          </table:table-cell>
          <table:table-cell office:value-type="float" office:value="1.04450438730742">
            <text:p>1.0445043873</text:p>
          </table:table-cell>
          <table:table-cell office:value-type="float" office:value="1.03996902027016">
            <text:p>1.0399690203</text:p>
          </table:table-cell>
          <table:table-cell office:value-type="float" office:value="1.03089583724799">
            <text:p>1.03089583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32">
            <text:p>132</text:p>
          </table:table-cell>
          <table:table-cell table:number-columns-repeated="2" office:value-type="float" office:value="263">
            <text:p>263</text:p>
          </table:table-cell>
          <table:table-cell office:value-type="float" office:value="8880">
            <text:p>8880</text:p>
          </table:table-cell>
          <table:table-cell office:value-type="float" office:value="13382">
            <text:p>13382</text:p>
          </table:table-cell>
          <table:table-cell office:value-type="float" office:value="18918">
            <text:p>18918</text:p>
          </table:table-cell>
          <table:table-cell office:value-type="float" office:value="66">
            <text:p>66</text:p>
          </table:table-cell>
          <table:table-cell office:value-type="float" office:value="150.125">
            <text:p>150.125</text:p>
          </table:table-cell>
          <table:table-cell office:value-type="float" office:value="297.25">
            <text:p>297.25</text:p>
          </table:table-cell>
          <table:table-cell office:value-type="float" office:value="0.00743243243243243">
            <text:p>0.0074324324</text:p>
          </table:table-cell>
          <table:table-cell office:value-type="float" office:value="0.0112184277387535">
            <text:p>0.0112184277</text:p>
          </table:table-cell>
          <table:table-cell office:value-type="float" office:value="0.0157125488952321">
            <text:p>0.0157125489</text:p>
          </table:table-cell>
          <table:table-cell office:value-type="float" office:value="1.02612178597516">
            <text:p>1.026121786</text:p>
          </table:table-cell>
          <table:table-cell office:value-type="float" office:value="1.03951116920266">
            <text:p>1.0395111692</text:p>
          </table:table-cell>
          <table:table-cell office:value-type="float" office:value="1.05547781415117">
            <text:p>1.05547781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1">
            <text:p>121</text:p>
          </table:table-cell>
          <table:table-cell office:value-type="float" office:value="9133">
            <text:p>9133</text:p>
          </table:table-cell>
          <table:table-cell office:value-type="float" office:value="13820">
            <text:p>13820</text:p>
          </table:table-cell>
          <table:table-cell office:value-type="float" office:value="20077">
            <text:p>20077</text:p>
          </table:table-cell>
          <table:table-cell office:value-type="float" office:value="186.75">
            <text:p>186.75</text:p>
          </table:table-cell>
          <table:table-cell office:value-type="float" office:value="217.75">
            <text:p>217.75</text:p>
          </table:table-cell>
          <table:table-cell office:value-type="float" office:value="388.375">
            <text:p>388.375</text:p>
          </table:table-cell>
          <table:table-cell office:value-type="float" office:value="0.0204478265630132">
            <text:p>0.0204478266</text:p>
          </table:table-cell>
          <table:table-cell office:value-type="float" office:value="0.0157561505065123">
            <text:p>0.0157561505</text:p>
          </table:table-cell>
          <table:table-cell office:value-type="float" office:value="0.0193442745430094">
            <text:p>0.0193442745</text:p>
          </table:table-cell>
          <table:table-cell office:value-type="float" office:value="1.0723868956484">
            <text:p>1.0723868956</text:p>
          </table:table-cell>
          <table:table-cell office:value-type="float" office:value="1.05563310907921">
            <text:p>1.0556331091</text:p>
          </table:table-cell>
          <table:table-cell office:value-type="float" office:value="1.06843839477742">
            <text:p>1.0684383948</text:p>
          </table:table-cell>
          <table:table-cell office:value-type="float" office:value="34.2437347874604">
            <text:p>34.24373478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311">
            <text:p>311</text:p>
          </table:table-cell>
          <table:table-cell office:value-type="float" office:value="10298">
            <text:p>10298</text:p>
          </table:table-cell>
          <table:table-cell office:value-type="float" office:value="13803">
            <text:p>13803</text:p>
          </table:table-cell>
          <table:table-cell office:value-type="float" office:value="20363">
            <text:p>20363</text:p>
          </table:table-cell>
          <table:table-cell office:value-type="float" office:value="135">
            <text:p>135</text:p>
          </table:table-cell>
          <table:table-cell office:value-type="float" office:value="134.625">
            <text:p>134.625</text:p>
          </table:table-cell>
          <table:table-cell office:value-type="float" office:value="310.125">
            <text:p>310.125</text:p>
          </table:table-cell>
          <table:table-cell office:value-type="float" office:value="0.013109341619732">
            <text:p>0.0131093416</text:p>
          </table:table-cell>
          <table:table-cell office:value-type="float" office:value="0.00975331449684851">
            <text:p>0.0097533145</text:p>
          </table:table-cell>
          <table:table-cell office:value-type="float" office:value="0.0152298286107155">
            <text:p>0.0152298286</text:p>
          </table:table-cell>
          <table:table-cell office:value-type="float" office:value="1.04621953115096">
            <text:p>1.0462195312</text:p>
          </table:table-cell>
          <table:table-cell office:value-type="float" office:value="1.03432304994057">
            <text:p>1.0343230499</text:p>
          </table:table-cell>
          <table:table-cell office:value-type="float" office:value="1.05375901758935">
            <text:p>1.05375901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3">
            <text:p>173</text:p>
          </table:table-cell>
          <table:table-cell office:value-type="float" office:value="333">
            <text:p>333</text:p>
          </table:table-cell>
          <table:table-cell office:value-type="float" office:value="10290">
            <text:p>10290</text:p>
          </table:table-cell>
          <table:table-cell office:value-type="float" office:value="13683">
            <text:p>13683</text:p>
          </table:table-cell>
          <table:table-cell office:value-type="float" office:value="20373">
            <text:p>20373</text:p>
          </table:table-cell>
          <table:table-cell office:value-type="float" office:value="24.375">
            <text:p>24.375</text:p>
          </table:table-cell>
          <table:table-cell office:value-type="float" office:value="172.25">
            <text:p>172.25</text:p>
          </table:table-cell>
          <table:table-cell office:value-type="float" office:value="444.375">
            <text:p>444.375</text:p>
          </table:table-cell>
          <table:table-cell office:value-type="float" office:value="0.00236880466472303">
            <text:p>0.0023688047</text:p>
          </table:table-cell>
          <table:table-cell office:value-type="float" office:value="0.0125886136081269">
            <text:p>0.0125886136</text:p>
          </table:table-cell>
          <table:table-cell office:value-type="float" office:value="0.0218119570019143">
            <text:p>0.021811957</text:p>
          </table:table-cell>
          <table:table-cell office:value-type="float" office:value="1.00830181434819">
            <text:p>1.0083018143</text:p>
          </table:table-cell>
          <table:table-cell office:value-type="float" office:value="1.04437075508589">
            <text:p>1.0443707551</text:p>
          </table:table-cell>
          <table:table-cell office:value-type="float" office:value="1.07727434198448">
            <text:p>1.077274342</text:p>
          </table:table-cell>
          <table:table-cell table:number-columns-repeated="2" office:value-type="float" office:value="0">
            <text:p>0</text:p>
          </table:table-cell>
          <table:table-cell office:value-type="float" office:value="32.1236394936198">
            <text:p>32.123639493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340">
            <text:p>340</text:p>
          </table:table-cell>
          <table:table-cell office:value-type="float" office:value="10050">
            <text:p>10050</text:p>
          </table:table-cell>
          <table:table-cell office:value-type="float" office:value="13430">
            <text:p>13430</text:p>
          </table:table-cell>
          <table:table-cell office:value-type="float" office:value="21606">
            <text:p>21606</text:p>
          </table:table-cell>
          <table:table-cell office:value-type="float" office:value="100.75">
            <text:p>100.75</text:p>
          </table:table-cell>
          <table:table-cell office:value-type="float" office:value="165">
            <text:p>165</text:p>
          </table:table-cell>
          <table:table-cell office:value-type="float" office:value="777.625">
            <text:p>777.625</text:p>
          </table:table-cell>
          <table:table-cell office:value-type="float" office:value="0.0100248756218905">
            <text:p>0.0100248756</text:p>
          </table:table-cell>
          <table:table-cell office:value-type="float" office:value="0.0122859270290395">
            <text:p>0.012285927</text:p>
          </table:table-cell>
          <table:table-cell office:value-type="float" office:value="0.035991159863001">
            <text:p>0.0359911599</text:p>
          </table:table-cell>
          <table:table-cell office:value-type="float" office:value="1.03528404101384">
            <text:p>1.035284041</text:p>
          </table:table-cell>
          <table:table-cell office:value-type="float" office:value="1.04329659484745">
            <text:p>1.0432965948</text:p>
          </table:table-cell>
          <table:table-cell office:value-type="float" office:value="1.12850797215354">
            <text:p>1.1285079722</text:p>
          </table:table-cell>
          <table:table-cell table:number-columns-repeated="2" office:value-type="float" office:value="0">
            <text:p>0</text:p>
          </table:table-cell>
          <table:table-cell office:value-type="float" office:value="19.6033487712006">
            <text:p>19.6033487712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363">
            <text:p>363</text:p>
          </table:table-cell>
          <table:table-cell office:value-type="float" office:value="261">
            <text:p>261</text:p>
          </table:table-cell>
          <table:table-cell office:value-type="float" office:value="10424">
            <text:p>10424</text:p>
          </table:table-cell>
          <table:table-cell office:value-type="float" office:value="13871">
            <text:p>13871</text:p>
          </table:table-cell>
          <table:table-cell office:value-type="float" office:value="21785">
            <text:p>21785</text:p>
          </table:table-cell>
          <table:table-cell office:value-type="float" office:value="126.25">
            <text:p>126.25</text:p>
          </table:table-cell>
          <table:table-cell office:value-type="float" office:value="189.5">
            <text:p>189.5</text:p>
          </table:table-cell>
          <table:table-cell office:value-type="float" office:value="830.375">
            <text:p>830.375</text:p>
          </table:table-cell>
          <table:table-cell office:value-type="float" office:value="0.0121114735226401">
            <text:p>0.0121114735</text:p>
          </table:table-cell>
          <table:table-cell office:value-type="float" office:value="0.0136615961358229">
            <text:p>0.0136615961</text:p>
          </table:table-cell>
          <table:table-cell office:value-type="float" office:value="0.0381168235024099">
            <text:p>0.0381168235</text:p>
          </table:table-cell>
          <table:table-cell office:value-type="float" office:value="1.04267766539938">
            <text:p>1.0426776654</text:p>
          </table:table-cell>
          <table:table-cell office:value-type="float" office:value="1.04818139932498">
            <text:p>1.0481813993</text:p>
          </table:table-cell>
          <table:table-cell office:value-type="float" office:value="1.13625655103691">
            <text:p>1.136256551</text:p>
          </table:table-cell>
          <table:table-cell table:number-columns-repeated="2" office:value-type="float" office:value="0">
            <text:p>0</text:p>
          </table:table-cell>
          <table:table-cell office:value-type="float" office:value="18.5292225196043">
            <text:p>18.529222519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386">
            <text:p>386</text:p>
          </table:table-cell>
          <table:table-cell office:value-type="float" office:value="10490">
            <text:p>10490</text:p>
          </table:table-cell>
          <table:table-cell office:value-type="float" office:value="14544">
            <text:p>14544</text:p>
          </table:table-cell>
          <table:table-cell office:value-type="float" office:value="21654">
            <text:p>21654</text:p>
          </table:table-cell>
          <table:table-cell office:value-type="float" office:value="88.75">
            <text:p>88.75</text:p>
          </table:table-cell>
          <table:table-cell office:value-type="float" office:value="244.375">
            <text:p>244.375</text:p>
          </table:table-cell>
          <table:table-cell office:value-type="float" office:value="1061.75">
            <text:p>1061.75</text:p>
          </table:table-cell>
          <table:table-cell office:value-type="float" office:value="0.0084604385128694">
            <text:p>0.0084604385</text:p>
          </table:table-cell>
          <table:table-cell office:value-type="float" office:value="0.0168024614961496">
            <text:p>0.0168024615</text:p>
          </table:table-cell>
          <table:table-cell office:value-type="float" office:value="0.0490325113143068">
            <text:p>0.0490325113</text:p>
          </table:table-cell>
          <table:table-cell office:value-type="float" office:value="1.02975182967391">
            <text:p>1.0297518297</text:p>
          </table:table-cell>
          <table:table-cell office:value-type="float" office:value="1.05936196775269">
            <text:p>1.0593619678</text:p>
          </table:table-cell>
          <table:table-cell office:value-type="float" office:value="1.17632599644502">
            <text:p>1.1763259964</text:p>
          </table:table-cell>
          <table:table-cell table:number-columns-repeated="2" office:value-type="float" office:value="0">
            <text:p>0</text:p>
          </table:table-cell>
          <table:table-cell office:value-type="float" office:value="14.4802900391544">
            <text:p>14.480290039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880">
            <text:p>9880</text:p>
          </table:table-cell>
          <table:table-cell office:value-type="float" office:value="14438">
            <text:p>14438</text:p>
          </table:table-cell>
          <table:table-cell office:value-type="float" office:value="22396">
            <text:p>22396</text:p>
          </table:table-cell>
          <table:table-cell office:value-type="float" office:value="30">
            <text:p>30</text:p>
          </table:table-cell>
          <table:table-cell office:value-type="float" office:value="285.125">
            <text:p>285.125</text:p>
          </table:table-cell>
          <table:table-cell office:value-type="float" office:value="1220">
            <text:p>1220</text:p>
          </table:table-cell>
          <table:table-cell office:value-type="float" office:value="0.00303643724696356">
            <text:p>0.0030364372</text:p>
          </table:table-cell>
          <table:table-cell office:value-type="float" office:value="0.0197482338273999">
            <text:p>0.0197482338</text:p>
          </table:table-cell>
          <table:table-cell office:value-type="float" office:value="0.0544740132166458">
            <text:p>0.0544740132</text:p>
          </table:table-cell>
          <table:table-cell office:value-type="float" office:value="1.01064560146864">
            <text:p>1.0106456015</text:p>
          </table:table-cell>
          <table:table-cell office:value-type="float" office:value="1.06988320416493">
            <text:p>1.0698832042</text:p>
          </table:table-cell>
          <table:table-cell office:value-type="float" office:value="1.19647518576548">
            <text:p>1.1964751858</text:p>
          </table:table-cell>
          <table:table-cell table:number-columns-repeated="2" office:value-type="float" office:value="0">
            <text:p>0</text:p>
          </table:table-cell>
          <table:table-cell office:value-type="float" office:value="13.0678740475454">
            <text:p>13.0678740475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297">
            <text:p>297</text:p>
          </table:table-cell>
          <table:table-cell office:value-type="float" office:value="410">
            <text:p>410</text:p>
          </table:table-cell>
          <table:table-cell office:value-type="float" office:value="9866">
            <text:p>9866</text:p>
          </table:table-cell>
          <table:table-cell office:value-type="float" office:value="15081">
            <text:p>15081</text:p>
          </table:table-cell>
          <table:table-cell office:value-type="float" office:value="24957">
            <text:p>24957</text:p>
          </table:table-cell>
          <table:table-cell office:value-type="float" office:value="98.5">
            <text:p>98.5</text:p>
          </table:table-cell>
          <table:table-cell office:value-type="float" office:value="539.5">
            <text:p>539.5</text:p>
          </table:table-cell>
          <table:table-cell office:value-type="float" office:value="1249.375">
            <text:p>1249.375</text:p>
          </table:table-cell>
          <table:table-cell office:value-type="float" office:value="0.00998378268801946">
            <text:p>0.0099837827</text:p>
          </table:table-cell>
          <table:table-cell office:value-type="float" office:value="0.0357734898216299">
            <text:p>0.0357734898</text:p>
          </table:table-cell>
          <table:table-cell office:value-type="float" office:value="0.0500611051007733">
            <text:p>0.0500611051</text:p>
          </table:table-cell>
          <table:table-cell office:value-type="float" office:value="1.03513860420492">
            <text:p>1.0351386042</text:p>
          </table:table-cell>
          <table:table-cell office:value-type="float" office:value="1.12771550982078">
            <text:p>1.1277155098</text:p>
          </table:table-cell>
          <table:table-cell office:value-type="float" office:value="1.18012585177077">
            <text:p>1.1801258518</text:p>
          </table:table-cell>
          <table:table-cell office:value-type="float" office:value="0">
            <text:p>0</text:p>
          </table:table-cell>
          <table:table-cell office:value-type="float" office:value="19.7205445440138">
            <text:p>19.720544544</text:p>
          </table:table-cell>
          <table:table-cell office:value-type="float" office:value="14.1897744700629">
            <text:p>14.189774470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48">
            <text:p>248</text:p>
          </table:table-cell>
          <table:table-cell office:value-type="float" office:value="442">
            <text:p>442</text:p>
          </table:table-cell>
          <table:table-cell office:value-type="float" office:value="10380">
            <text:p>10380</text:p>
          </table:table-cell>
          <table:table-cell office:value-type="float" office:value="15742">
            <text:p>15742</text:p>
          </table:table-cell>
          <table:table-cell office:value-type="float" office:value="26796">
            <text:p>26796</text:p>
          </table:table-cell>
          <table:table-cell office:value-type="float" office:value="87.25">
            <text:p>87.25</text:p>
          </table:table-cell>
          <table:table-cell office:value-type="float" office:value="810.25">
            <text:p>810.25</text:p>
          </table:table-cell>
          <table:table-cell office:value-type="float" office:value="1448.125">
            <text:p>1448.125</text:p>
          </table:table-cell>
          <table:table-cell office:value-type="float" office:value="0.00840558766859345">
            <text:p>0.0084055877</text:p>
          </table:table-cell>
          <table:table-cell office:value-type="float" office:value="0.0514705882352941">
            <text:p>0.0514705882</text:p>
          </table:table-cell>
          <table:table-cell office:value-type="float" office:value="0.0540425809822362">
            <text:p>0.054042581</text:p>
          </table:table-cell>
          <table:table-cell office:value-type="float" office:value="1.02955803849202">
            <text:p>1.0295580385</text:p>
          </table:table-cell>
          <table:table-cell office:value-type="float" office:value="1.18533953287197">
            <text:p>1.1853395329</text:p>
          </table:table-cell>
          <table:table-cell office:value-type="float" office:value="1.1948734105339">
            <text:p>1.1948734105</text:p>
          </table:table-cell>
          <table:table-cell office:value-type="float" office:value="0">
            <text:p>0</text:p>
          </table:table-cell>
          <table:table-cell office:value-type="float" office:value="13.8105341466819">
            <text:p>13.8105341467</text:p>
          </table:table-cell>
          <table:table-cell office:value-type="float" office:value="13.1694787087549">
            <text:p>13.169478708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1">
            <text:p>291</text:p>
          </table:table-cell>
          <table:table-cell office:value-type="float" office:value="494">
            <text:p>494</text:p>
          </table:table-cell>
          <table:table-cell office:value-type="float" office:value="10833">
            <text:p>10833</text:p>
          </table:table-cell>
          <table:table-cell office:value-type="float" office:value="16742">
            <text:p>16742</text:p>
          </table:table-cell>
          <table:table-cell office:value-type="float" office:value="28857">
            <text:p>28857</text:p>
          </table:table-cell>
          <table:table-cell office:value-type="float" office:value="85.25">
            <text:p>85.25</text:p>
          </table:table-cell>
          <table:table-cell office:value-type="float" office:value="899">
            <text:p>899</text:p>
          </table:table-cell>
          <table:table-cell office:value-type="float" office:value="1582.375">
            <text:p>1582.375</text:p>
          </table:table-cell>
          <table:table-cell office:value-type="float" office:value="0.00786947290685867">
            <text:p>0.0078694729</text:p>
          </table:table-cell>
          <table:table-cell office:value-type="float" office:value="0.053697288257078">
            <text:p>0.0536972883</text:p>
          </table:table-cell>
          <table:table-cell office:value-type="float" office:value="0.0548350486883598">
            <text:p>0.0548350487</text:p>
          </table:table-cell>
          <table:table-cell office:value-type="float" office:value="1.02766453523752">
            <text:p>1.0276645352</text:p>
          </table:table-cell>
          <table:table-cell office:value-type="float" office:value="1.19359197048145">
            <text:p>1.1935919705</text:p>
          </table:table-cell>
          <table:table-cell office:value-type="float" office:value="1.19781616023598">
            <text:p>1.1978161602</text:p>
          </table:table-cell>
          <table:table-cell office:value-type="float" office:value="0">
            <text:p>0</text:p>
          </table:table-cell>
          <table:table-cell office:value-type="float" office:value="13.2519730358664">
            <text:p>13.2519730359</text:p>
          </table:table-cell>
          <table:table-cell office:value-type="float" office:value="12.9840767126459">
            <text:p>12.9840767126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551">
            <text:p>551</text:p>
          </table:table-cell>
          <table:table-cell office:value-type="float" office:value="10720">
            <text:p>10720</text:p>
          </table:table-cell>
          <table:table-cell office:value-type="float" office:value="17545">
            <text:p>17545</text:p>
          </table:table-cell>
          <table:table-cell office:value-type="float" office:value="30133">
            <text:p>30133</text:p>
          </table:table-cell>
          <table:table-cell office:value-type="float" office:value="230">
            <text:p>230</text:p>
          </table:table-cell>
          <table:table-cell office:value-type="float" office:value="610.25">
            <text:p>610.25</text:p>
          </table:table-cell>
          <table:table-cell office:value-type="float" office:value="1139.375">
            <text:p>1139.375</text:p>
          </table:table-cell>
          <table:table-cell office:value-type="float" office:value="0.021455223880597">
            <text:p>0.0214552239</text:p>
          </table:table-cell>
          <table:table-cell office:value-type="float" office:value="0.0347819891707039">
            <text:p>0.0347819892</text:p>
          </table:table-cell>
          <table:table-cell office:value-type="float" office:value="0.0378115355258355">
            <text:p>0.0378115355</text:p>
          </table:table-cell>
          <table:table-cell office:value-type="float" office:value="1.07599552378035">
            <text:p>1.0759955238</text:p>
          </table:table-cell>
          <table:table-cell office:value-type="float" office:value="1.12410814416798">
            <text:p>1.1241081442</text:p>
          </table:table-cell>
          <table:table-cell office:value-type="float" office:value="1.13514261028931">
            <text:p>1.1351426103</text:p>
          </table:table-cell>
          <table:table-cell office:value-type="float" office:value="32.6520333856436">
            <text:p>32.6520333856</text:p>
          </table:table-cell>
          <table:table-cell office:value-type="float" office:value="20.2729350841855">
            <text:p>20.2729350842</text:p>
          </table:table-cell>
          <table:table-cell office:value-type="float" office:value="18.6760625252267">
            <text:p>18.6760625252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430">
            <text:p>430</text:p>
          </table:table-cell>
          <table:table-cell office:value-type="float" office:value="571">
            <text:p>571</text:p>
          </table:table-cell>
          <table:table-cell office:value-type="float" office:value="11058">
            <text:p>11058</text:p>
          </table:table-cell>
          <table:table-cell office:value-type="float" office:value="18114">
            <text:p>18114</text:p>
          </table:table-cell>
          <table:table-cell office:value-type="float" office:value="31601">
            <text:p>31601</text:p>
          </table:table-cell>
          <table:table-cell office:value-type="float" office:value="410.5">
            <text:p>410.5</text:p>
          </table:table-cell>
          <table:table-cell office:value-type="float" office:value="894.5">
            <text:p>894.5</text:p>
          </table:table-cell>
          <table:table-cell office:value-type="float" office:value="403.875">
            <text:p>403.875</text:p>
          </table:table-cell>
          <table:table-cell office:value-type="float" office:value="0.0371224452884789">
            <text:p>0.0371224453</text:p>
          </table:table-cell>
          <table:table-cell office:value-type="float" office:value="0.0493816937175665">
            <text:p>0.0493816937</text:p>
          </table:table-cell>
          <table:table-cell office:value-type="float" office:value="0.0127804499857599">
            <text:p>0.01278045</text:p>
          </table:table-cell>
          <table:table-cell office:value-type="float" office:value="1.1326295873603">
            <text:p>1.1326295874</text:p>
          </table:table-cell>
          <table:table-cell office:value-type="float" office:value="1.17761548929334">
            <text:p>1.1776154893</text:p>
          </table:table-cell>
          <table:table-cell office:value-type="float" office:value="1.04505172115776">
            <text:p>1.0450517212</text:p>
          </table:table-cell>
          <table:table-cell office:value-type="float" office:value="19.0163842136955">
            <text:p>19.0163842137</text:p>
          </table:table-cell>
          <table:table-cell office:value-type="float" office:value="14.380310485252">
            <text:p>14.38031048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4">
            <text:p>424</text:p>
          </table:table-cell>
          <table:table-cell office:value-type="float" office:value="666">
            <text:p>666</text:p>
          </table:table-cell>
          <table:table-cell office:value-type="float" office:value="11224">
            <text:p>11224</text:p>
          </table:table-cell>
          <table:table-cell office:value-type="float" office:value="19222">
            <text:p>19222</text:p>
          </table:table-cell>
          <table:table-cell office:value-type="float" office:value="33247">
            <text:p>33247</text:p>
          </table:table-cell>
          <table:table-cell office:value-type="float" office:value="424.875">
            <text:p>424.875</text:p>
          </table:table-cell>
          <table:table-cell office:value-type="float" office:value="994.375">
            <text:p>994.375</text:p>
          </table:table-cell>
          <table:table-cell office:value-type="float" office:value="-41">
            <text:p>-41</text:p>
          </table:table-cell>
          <table:table-cell office:value-type="float" office:value="0.0378541518175339">
            <text:p>0.0378541518</text:p>
          </table:table-cell>
          <table:table-cell office:value-type="float" office:value="0.0517310893767558">
            <text:p>0.0517310894</text:p>
          </table:table-cell>
          <table:table-cell office:value-type="float" office:value="-0.00123319397238849">
            <text:p>-0.001233194</text:p>
          </table:table-cell>
          <table:table-cell office:value-type="float" office:value="1.13529808750863">
            <text:p>1.1352980875</text:p>
          </table:table-cell>
          <table:table-cell office:value-type="float" office:value="1.18630397981053">
            <text:p>1.1863039798</text:p>
          </table:table-cell>
          <table:table-cell office:value-type="float" office:value="0.995686801800692">
            <text:p>0.9956868018</text:p>
          </table:table-cell>
          <table:table-cell office:value-type="float" office:value="18.65542235902">
            <text:p>18.655422359</text:p>
          </table:table-cell>
          <table:table-cell office:value-type="float" office:value="13.7427050630176">
            <text:p>13.7427050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559">
            <text:p>559</text:p>
          </table:table-cell>
          <table:table-cell office:value-type="float" office:value="722">
            <text:p>722</text:p>
          </table:table-cell>
          <table:table-cell office:value-type="float" office:value="11240">
            <text:p>11240</text:p>
          </table:table-cell>
          <table:table-cell office:value-type="float" office:value="19738">
            <text:p>19738</text:p>
          </table:table-cell>
          <table:table-cell office:value-type="float" office:value="34313">
            <text:p>34313</text:p>
          </table:table-cell>
          <table:table-cell office:value-type="float" office:value="494.625">
            <text:p>494.625</text:p>
          </table:table-cell>
          <table:table-cell office:value-type="float" office:value="-73.625">
            <text:p>-73.625</text:p>
          </table:table-cell>
          <table:table-cell office:value-type="float" office:value="-249.875">
            <text:p>-249.875</text:p>
          </table:table-cell>
          <table:table-cell office:value-type="float" office:value="0.0440057829181495">
            <text:p>0.0440057829</text:p>
          </table:table-cell>
          <table:table-cell office:value-type="float" office:value="-0.00373011449994934">
            <text:p>-0.0037301145</text:p>
          </table:table-cell>
          <table:table-cell office:value-type="float" office:value="-0.00728222539562265">
            <text:p>-0.0072822254</text:p>
          </table:table-cell>
          <table:table-cell office:value-type="float" office:value="1.15781579771679">
            <text:p>1.1578157977</text:p>
          </table:table-cell>
          <table:table-cell office:value-type="float" office:value="0.986971870208375">
            <text:p>0.9869718702</text:p>
          </table:table-cell>
          <table:table-cell office:value-type="float" office:value="0.974616151496478">
            <text:p>0.9746161515</text:p>
          </table:table-cell>
          <table:table-cell office:value-type="float" office:value="16.0953609569061">
            <text:p>16.09536095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table:number-columns-repeated="2" office:value-type="float" office:value="727">
            <text:p>727</text:p>
          </table:table-cell>
          <table:table-cell office:value-type="float" office:value="11720">
            <text:p>11720</text:p>
          </table:table-cell>
          <table:table-cell office:value-type="float" office:value="20448">
            <text:p>20448</text:p>
          </table:table-cell>
          <table:table-cell office:value-type="float" office:value="31511">
            <text:p>31511</text:p>
          </table:table-cell>
          <table:table-cell office:value-type="float" office:value="592.5">
            <text:p>592.5</text:p>
          </table:table-cell>
          <table:table-cell office:value-type="float" office:value="1080.625">
            <text:p>1080.625</text:p>
          </table:table-cell>
          <table:table-cell office:value-type="float" office:value="-331.375">
            <text:p>-331.375</text:p>
          </table:table-cell>
          <table:table-cell office:value-type="float" office:value="0.0505546075085324">
            <text:p>0.0505546075</text:p>
          </table:table-cell>
          <table:table-cell office:value-type="float" office:value="0.0528474667449139">
            <text:p>0.0528474667</text:p>
          </table:table-cell>
          <table:table-cell office:value-type="float" office:value="-0.0105161689568722">
            <text:p>-0.010516169</text:p>
          </table:table-cell>
          <table:table-cell office:value-type="float" office:value="1.18195043222693">
            <text:p>1.1819504322</text:p>
          </table:table-cell>
          <table:table-cell office:value-type="float" office:value="1.19044012890025">
            <text:p>1.1904401289</text:p>
          </table:table-cell>
          <table:table-cell office:value-type="float" office:value="0.963410164677625">
            <text:p>0.9634101647</text:p>
          </table:table-cell>
          <table:table-cell office:value-type="float" office:value="14.054585659031">
            <text:p>14.054585659</text:p>
          </table:table-cell>
          <table:table-cell office:value-type="float" office:value="13.4595954023854">
            <text:p>13.45959540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749">
            <text:p>749</text:p>
          </table:table-cell>
          <table:table-cell office:value-type="float" office:value="13150">
            <text:p>13150</text:p>
          </table:table-cell>
          <table:table-cell office:value-type="float" office:value="20254">
            <text:p>20254</text:p>
          </table:table-cell>
          <table:table-cell office:value-type="float" office:value="30869">
            <text:p>30869</text:p>
          </table:table-cell>
          <table:table-cell office:value-type="float" office:value="647">
            <text:p>647</text:p>
          </table:table-cell>
          <table:table-cell office:value-type="float" office:value="-235.875">
            <text:p>-235.875</text:p>
          </table:table-cell>
          <table:table-cell office:value-type="float" office:value="331.5">
            <text:p>331.5</text:p>
          </table:table-cell>
          <table:table-cell office:value-type="float" office:value="0.0492015209125475">
            <text:p>0.0492015209</text:p>
          </table:table-cell>
          <table:table-cell office:value-type="float" office:value="-0.011645847733781">
            <text:p>-0.0116458477</text:p>
          </table:table-cell>
          <table:table-cell office:value-type="float" office:value="0.0107389290226441">
            <text:p>0.010738929</text:p>
          </table:table-cell>
          <table:table-cell office:value-type="float" office:value="1.17695007092773">
            <text:p>1.1769500709</text:p>
          </table:table-cell>
          <table:table-cell office:value-type="float" office:value="0.959505359439866">
            <text:p>0.9595053594</text:p>
          </table:table-cell>
          <table:table-cell office:value-type="float" office:value="1.0378122877885">
            <text:p>1.0378122878</text:p>
          </table:table-cell>
          <table:table-cell office:value-type="float" office:value="14.4317212394761">
            <text:p>14.43172123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644">
            <text:p>644</text:p>
          </table:table-cell>
          <table:table-cell office:value-type="float" office:value="852">
            <text:p>852</text:p>
          </table:table-cell>
          <table:table-cell office:value-type="float" office:value="13779">
            <text:p>13779</text:p>
          </table:table-cell>
          <table:table-cell office:value-type="float" office:value="19150">
            <text:p>19150</text:p>
          </table:table-cell>
          <table:table-cell office:value-type="float" office:value="32300">
            <text:p>32300</text:p>
          </table:table-cell>
          <table:table-cell office:value-type="float" office:value="712">
            <text:p>712</text:p>
          </table:table-cell>
          <table:table-cell office:value-type="float" office:value="-167.125">
            <text:p>-167.125</text:p>
          </table:table-cell>
          <table:table-cell office:value-type="float" office:value="-107.375">
            <text:p>-107.375</text:p>
          </table:table-cell>
          <table:table-cell office:value-type="float" office:value="0.0516728354742724">
            <text:p>0.0516728355</text:p>
          </table:table-cell>
          <table:table-cell office:value-type="float" office:value="-0.00872715404699739">
            <text:p>-0.008727154</text:p>
          </table:table-cell>
          <table:table-cell office:value-type="float" office:value="-0.00332430340557276">
            <text:p>-0.0033243034</text:p>
          </table:table-cell>
          <table:table-cell office:value-type="float" office:value="1.18608828473482">
            <text:p>1.1860882847</text:p>
          </table:table-cell>
          <table:table-cell office:value-type="float" office:value="0.969604240742319">
            <text:p>0.9696042407</text:p>
          </table:table-cell>
          <table:table-cell office:value-type="float" office:value="0.988386598027035">
            <text:p>0.988386598</text:p>
          </table:table-cell>
          <table:table-cell office:value-type="float" office:value="13.7578138129459">
            <text:p>13.75781381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45">
            <text:p>445</text:p>
          </table:table-cell>
          <table:table-cell office:value-type="float" office:value="578">
            <text:p>578</text:p>
          </table:table-cell>
          <table:table-cell office:value-type="float" office:value="803">
            <text:p>803</text:p>
          </table:table-cell>
          <table:table-cell office:value-type="float" office:value="14168">
            <text:p>14168</text:p>
          </table:table-cell>
          <table:table-cell office:value-type="float" office:value="20125">
            <text:p>20125</text:p>
          </table:table-cell>
          <table:table-cell office:value-type="float" office:value="33644">
            <text:p>33644</text:p>
          </table:table-cell>
          <table:table-cell office:value-type="float" office:value="-1019.75">
            <text:p>-1019.75</text:p>
          </table:table-cell>
          <table:table-cell office:value-type="float" office:value="-396.5">
            <text:p>-396.5</text:p>
          </table:table-cell>
          <table:table-cell office:value-type="float" office:value="-284.875">
            <text:p>-284.875</text:p>
          </table:table-cell>
          <table:table-cell office:value-type="float" office:value="-0.071975578769057">
            <text:p>-0.0719755788</text:p>
          </table:table-cell>
          <table:table-cell office:value-type="float" office:value="-0.0197018633540373">
            <text:p>-0.0197018634</text:p>
          </table:table-cell>
          <table:table-cell office:value-type="float" office:value="-0.00846733444299132">
            <text:p>-0.0084673344</text:p>
          </table:table-cell>
          <table:table-cell office:value-type="float" office:value="0.758239222829016">
            <text:p>0.7582392228</text:p>
          </table:table-cell>
          <table:table-cell office:value-type="float" office:value="0.931804278563327">
            <text:p>0.9318042786</text:p>
          </table:table-cell>
          <table:table-cell office:value-type="float" office:value="0.970504853124566">
            <text:p>0.9705048531</text:p>
          </table:table-cell>
          <table:table-cell office:value-type="float" office:value="-9.27942274911829">
            <text:p>-9.27942274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63">
            <text:p>463</text:p>
          </table:table-cell>
          <table:table-cell office:value-type="float" office:value="847">
            <text:p>847</text:p>
          </table:table-cell>
          <table:table-cell office:value-type="float" office:value="13110">
            <text:p>13110</text:p>
          </table:table-cell>
          <table:table-cell office:value-type="float" office:value="20746">
            <text:p>20746</text:p>
          </table:table-cell>
          <table:table-cell office:value-type="float" office:value="30230">
            <text:p>30230</text:p>
          </table:table-cell>
          <table:table-cell office:value-type="float" office:value="-697.5">
            <text:p>-697.5</text:p>
          </table:table-cell>
          <table:table-cell office:value-type="float" office:value="742.375">
            <text:p>742.375</text:p>
          </table:table-cell>
          <table:table-cell office:value-type="float" office:value="-403.125">
            <text:p>-403.125</text:p>
          </table:table-cell>
          <table:table-cell office:value-type="float" office:value="-0.0532036613272311">
            <text:p>-0.0532036613</text:p>
          </table:table-cell>
          <table:table-cell office:value-type="float" office:value="0.0357840065554806">
            <text:p>0.0357840066</text:p>
          </table:table-cell>
          <table:table-cell office:value-type="float" office:value="-0.0133352629837909">
            <text:p>-0.013335263</text:p>
          </table:table-cell>
          <table:table-cell office:value-type="float" office:value="0.819335219328792">
            <text:p>0.8193352193</text:p>
          </table:table-cell>
          <table:table-cell office:value-type="float" office:value="1.1277537933895">
            <text:p>1.1277537934</text:p>
          </table:table-cell>
          <table:table-cell office:value-type="float" office:value="0.953675124864872">
            <text:p>0.9536751249</text:p>
          </table:table-cell>
          <table:table-cell office:value-type="float" office:value="-12.678454347059">
            <text:p>-12.6784543471</text:p>
          </table:table-cell>
          <table:table-cell office:value-type="float" office:value="19.7148494513583">
            <text:p>19.71484945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662">
            <text:p>662</text:p>
          </table:table-cell>
          <table:table-cell office:value-type="float" office:value="920">
            <text:p>920</text:p>
          </table:table-cell>
          <table:table-cell office:value-type="float" office:value="13409">
            <text:p>13409</text:p>
          </table:table-cell>
          <table:table-cell office:value-type="float" office:value="20359">
            <text:p>20359</text:p>
          </table:table-cell>
          <table:table-cell office:value-type="float" office:value="29542">
            <text:p>29542</text:p>
          </table:table-cell>
          <table:table-cell office:value-type="float" office:value="-426.625">
            <text:p>-426.625</text:p>
          </table:table-cell>
          <table:table-cell office:value-type="float" office:value="-140.5">
            <text:p>-140.5</text:p>
          </table:table-cell>
          <table:table-cell office:value-type="float" office:value="394">
            <text:p>394</text:p>
          </table:table-cell>
          <table:table-cell office:value-type="float" office:value="-0.031816317398762">
            <text:p>-0.0318163174</text:p>
          </table:table-cell>
          <table:table-cell office:value-type="float" office:value="-0.00690112480966649">
            <text:p>-0.0069011248</text:p>
          </table:table-cell>
          <table:table-cell office:value-type="float" office:value="0.0133369440119152">
            <text:p>0.013336944</text:p>
          </table:table-cell>
          <table:table-cell office:value-type="float" office:value="0.890626954087858">
            <text:p>0.8906269541</text:p>
          </table:table-cell>
          <table:table-cell office:value-type="float" office:value="0.975939409192499">
            <text:p>0.9759394092</text:p>
          </table:table-cell>
          <table:table-cell office:value-type="float" office:value="1.04702793722983">
            <text:p>1.0470279372</text:p>
          </table:table-cell>
          <table:table-cell office:value-type="float" office:value="-21.4374610309833">
            <text:p>-21.4374610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944">
            <text:p>944</text:p>
          </table:table-cell>
          <table:table-cell office:value-type="float" office:value="10920">
            <text:p>10920</text:p>
          </table:table-cell>
          <table:table-cell office:value-type="float" office:value="19760">
            <text:p>19760</text:p>
          </table:table-cell>
          <table:table-cell office:value-type="float" office:value="30777">
            <text:p>30777</text:p>
          </table:table-cell>
          <table:table-cell office:value-type="float" office:value="-671.625">
            <text:p>-671.625</text:p>
          </table:table-cell>
          <table:table-cell office:value-type="float" office:value="-342">
            <text:p>-342</text:p>
          </table:table-cell>
          <table:table-cell office:value-type="float" office:value="-215.125">
            <text:p>-215.125</text:p>
          </table:table-cell>
          <table:table-cell office:value-type="float" office:value="-0.0615041208791209">
            <text:p>-0.0615041209</text:p>
          </table:table-cell>
          <table:table-cell office:value-type="float" office:value="-0.0173076923076923">
            <text:p>-0.0173076923</text:p>
          </table:table-cell>
          <table:table-cell office:value-type="float" office:value="-0.00698979757611203">
            <text:p>-0.0069897976</text:p>
          </table:table-cell>
          <table:table-cell office:value-type="float" office:value="0.792149780417899">
            <text:p>0.7921497804</text:p>
          </table:table-cell>
          <table:table-cell office:value-type="float" office:value="0.940010207100592">
            <text:p>0.9400102071</text:p>
          </table:table-cell>
          <table:table-cell office:value-type="float" office:value="0.975631468733112">
            <text:p>0.9756314687</text:p>
          </table:table-cell>
          <table:table-cell office:value-type="float" office:value="-10.9196907993086">
            <text:p>-10.91969079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91">
            <text:p>491</text:p>
          </table:table-cell>
          <table:table-cell table:number-columns-repeated="2" office:value-type="float" office:value="666">
            <text:p>666</text:p>
          </table:table-cell>
          <table:table-cell office:value-type="float" office:value="9828">
            <text:p>9828</text:p>
          </table:table-cell>
          <table:table-cell office:value-type="float" office:value="19344">
            <text:p>19344</text:p>
          </table:table-cell>
          <table:table-cell office:value-type="float" office:value="32152">
            <text:p>32152</text:p>
          </table:table-cell>
          <table:table-cell office:value-type="float" office:value="-760.75">
            <text:p>-760.75</text:p>
          </table:table-cell>
          <table:table-cell office:value-type="float" office:value="-642.5">
            <text:p>-642.5</text:p>
          </table:table-cell>
          <table:table-cell office:value-type="float" office:value="-645.625">
            <text:p>-645.625</text:p>
          </table:table-cell>
          <table:table-cell office:value-type="float" office:value="-0.0774063899063899">
            <text:p>-0.0774063899</text:p>
          </table:table-cell>
          <table:table-cell office:value-type="float" office:value="-0.0332144334160463">
            <text:p>-0.0332144334</text:p>
          </table:table-cell>
          <table:table-cell office:value-type="float" office:value="-0.0200803993530729">
            <text:p>-0.0200803994</text:p>
          </table:table-cell>
          <table:table-cell office:value-type="float" office:value="0.740821463756382">
            <text:p>0.7408214638</text:p>
          </table:table-cell>
          <table:table-cell office:value-type="float" office:value="0.88591175227465">
            <text:p>0.8859117523</text:p>
          </table:table-cell>
          <table:table-cell office:value-type="float" office:value="0.930508918243075">
            <text:p>0.9305089182</text:p>
          </table:table-cell>
          <table:table-cell office:value-type="float" office:value="-8.60342387463099">
            <text:p>-8.6034238746</text:p>
          </table:table-cell>
          <table:table-cell office:value-type="float" office:value="-20.5203298899892">
            <text:p>-20.52032989</text:p>
          </table:table-cell>
          <table:table-cell office:value-type="float" office:value="-34.1708501156767">
            <text:p>-34.1708501157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39">
            <text:p>539</text:p>
          </table:table-cell>
          <table:table-cell office:value-type="float" office:value="1023">
            <text:p>1023</text:p>
          </table:table-cell>
          <table:table-cell office:value-type="float" office:value="10710">
            <text:p>10710</text:p>
          </table:table-cell>
          <table:table-cell office:value-type="float" office:value="19950">
            <text:p>19950</text:p>
          </table:table-cell>
          <table:table-cell office:value-type="float" office:value="31174">
            <text:p>31174</text:p>
          </table:table-cell>
          <table:table-cell office:value-type="float" office:value="-463.875">
            <text:p>-463.875</text:p>
          </table:table-cell>
          <table:table-cell office:value-type="float" office:value="-301.875">
            <text:p>-301.875</text:p>
          </table:table-cell>
          <table:table-cell office:value-type="float" office:value="575.25">
            <text:p>575.25</text:p>
          </table:table-cell>
          <table:table-cell office:value-type="float" office:value="-0.043312324929972">
            <text:p>-0.0433123249</text:p>
          </table:table-cell>
          <table:table-cell office:value-type="float" office:value="-0.0151315789473684">
            <text:p>-0.0151315789</text:p>
          </table:table-cell>
          <table:table-cell office:value-type="float" office:value="0.0184528773978315">
            <text:p>0.0184528774</text:p>
          </table:table-cell>
          <table:table-cell office:value-type="float" office:value="0.852083739427143">
            <text:p>0.8520837394</text:p>
          </table:table-cell>
          <table:table-cell office:value-type="float" office:value="0.947488244459834">
            <text:p>0.9474882445</text:p>
          </table:table-cell>
          <table:table-cell office:value-type="float" office:value="1.06525246791356">
            <text:p>1.0652524679</text:p>
          </table:table-cell>
          <table:table-cell office:value-type="float" office:value="-15.6543316729351">
            <text:p>-15.65433167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13">
            <text:p>513</text:p>
          </table:table-cell>
          <table:table-cell table:number-columns-repeated="2" office:value-type="float" office:value="1018">
            <text:p>1018</text:p>
          </table:table-cell>
          <table:table-cell office:value-type="float" office:value="11340">
            <text:p>11340</text:p>
          </table:table-cell>
          <table:table-cell office:value-type="float" office:value="19071">
            <text:p>19071</text:p>
          </table:table-cell>
          <table:table-cell office:value-type="float" office:value="32786">
            <text:p>32786</text:p>
          </table:table-cell>
          <table:table-cell office:value-type="float" office:value="-380.375">
            <text:p>-380.375</text:p>
          </table:table-cell>
          <table:table-cell office:value-type="float" office:value="-590.5">
            <text:p>-590.5</text:p>
          </table:table-cell>
          <table:table-cell office:value-type="float" office:value="250.25">
            <text:p>250.25</text:p>
          </table:table-cell>
          <table:table-cell office:value-type="float" office:value="-0.0335427689594356">
            <text:p>-0.033542769</text:p>
          </table:table-cell>
          <table:table-cell office:value-type="float" office:value="-0.0309632426196843">
            <text:p>-0.0309632426</text:p>
          </table:table-cell>
          <table:table-cell office:value-type="float" office:value="0.00763283108643933">
            <text:p>0.0076328311</text:p>
          </table:table-cell>
          <table:table-cell office:value-type="float" office:value="0.884805538646929">
            <text:p>0.8848055386</text:p>
          </table:table-cell>
          <table:table-cell office:value-type="float" office:value="0.893507746722415">
            <text:p>0.8935077467</text:p>
          </table:table-cell>
          <table:table-cell office:value-type="float" office:value="1.02682909861891">
            <text:p>1.0268290986</text:p>
          </table:table-cell>
          <table:table-cell office:value-type="float" office:value="-20.3160341505834">
            <text:p>-20.3160341506</text:p>
          </table:table-cell>
          <table:table-cell office:value-type="float" office:value="-22.0377398540148">
            <text:p>-22.0377398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3">
            <text:p>3</text:p>
          </table:table-cell>
          <table:table-cell office:value-type="float" office:value="510">
            <text:p>510</text:p>
          </table:table-cell>
          <table:table-cell table:number-columns-repeated="2" office:value-type="float" office:value="1033">
            <text:p>1033</text:p>
          </table:table-cell>
          <table:table-cell office:value-type="float" office:value="10920">
            <text:p>10920</text:p>
          </table:table-cell>
          <table:table-cell office:value-type="float" office:value="17528">
            <text:p>17528</text:p>
          </table:table-cell>
          <table:table-cell office:value-type="float" office:value="32292">
            <text:p>32292</text:p>
          </table:table-cell>
          <table:table-cell office:value-type="float" office:value="-671.625">
            <text:p>-671.625</text:p>
          </table:table-cell>
          <table:table-cell office:value-type="float" office:value="73.5">
            <text:p>73.5</text:p>
          </table:table-cell>
          <table:table-cell office:value-type="float" office:value="-58.5">
            <text:p>-58.5</text:p>
          </table:table-cell>
          <table:table-cell office:value-type="float" office:value="-0.0615041208791209">
            <text:p>-0.0615041209</text:p>
          </table:table-cell>
          <table:table-cell office:value-type="float" office:value="0.00419329073482428">
            <text:p>0.0041932907</text:p>
          </table:table-cell>
          <table:table-cell office:value-type="float" office:value="-0.00181159420289855">
            <text:p>-0.0018115942</text:p>
          </table:table-cell>
          <table:table-cell office:value-type="float" office:value="0.792149780417899">
            <text:p>0.7921497804</text:p>
          </table:table-cell>
          <table:table-cell office:value-type="float" office:value="1.01471098159877">
            <text:p>1.0147109816</text:p>
          </table:table-cell>
          <table:table-cell office:value-type="float" office:value="0.993665852762025">
            <text:p>0.9936658528</text:p>
          </table:table-cell>
          <table:table-cell office:value-type="float" office:value="-10.9196907993086">
            <text:p>-10.91969079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3">
            <text:p>3</text:p>
          </table:table-cell>
          <table:table-cell office:value-type="float" office:value="518">
            <text:p>518</text:p>
          </table:table-cell>
          <table:table-cell office:value-type="float" office:value="727">
            <text:p>727</text:p>
          </table:table-cell>
          <table:table-cell office:value-type="float" office:value="1057">
            <text:p>1057</text:p>
          </table:table-cell>
          <table:table-cell office:value-type="float" office:value="9828">
            <text:p>9828</text:p>
          </table:table-cell>
          <table:table-cell office:value-type="float" office:value="16880">
            <text:p>16880</text:p>
          </table:table-cell>
          <table:table-cell office:value-type="float" office:value="31434">
            <text:p>31434</text:p>
          </table:table-cell>
          <table:table-cell office:value-type="float" office:value="-760.75">
            <text:p>-760.75</text:p>
          </table:table-cell>
          <table:table-cell office:value-type="float" office:value="255">
            <text:p>255</text:p>
          </table:table-cell>
          <table:table-cell office:value-type="float" office:value="65">
            <text:p>65</text:p>
          </table:table-cell>
          <table:table-cell office:value-type="float" office:value="-0.0774063899063899">
            <text:p>-0.0774063899</text:p>
          </table:table-cell>
          <table:table-cell office:value-type="float" office:value="0.01510663507109">
            <text:p>0.0151066351</text:p>
          </table:table-cell>
          <table:table-cell office:value-type="float" office:value="0.00206782464846981">
            <text:p>0.0020678246</text:p>
          </table:table-cell>
          <table:table-cell office:value-type="float" office:value="0.740821463756382">
            <text:p>0.7408214638</text:p>
          </table:table-cell>
          <table:table-cell office:value-type="float" office:value="1.05332051517823">
            <text:p>1.0533205152</text:p>
          </table:table-cell>
          <table:table-cell office:value-type="float" office:value="1.00724576703125">
            <text:p>1.007245767</text:p>
          </table:table-cell>
          <table:table-cell office:value-type="float" office:value="-8.60342387463099">
            <text:p>-8.60342387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3">
            <text:p>3</text:p>
          </table:table-cell>
          <table:table-cell office:value-type="float" office:value="549">
            <text:p>549</text:p>
          </table:table-cell>
          <table:table-cell table:number-columns-repeated="2" office:value-type="float" office:value="1105">
            <text:p>1105</text:p>
          </table:table-cell>
          <table:table-cell office:value-type="float" office:value="10710">
            <text:p>10710</text:p>
          </table:table-cell>
          <table:table-cell office:value-type="float" office:value="17745">
            <text:p>17745</text:p>
          </table:table-cell>
          <table:table-cell office:value-type="float" office:value="32084">
            <text:p>32084</text:p>
          </table:table-cell>
          <table:table-cell office:value-type="float" office:value="-463.875">
            <text:p>-463.875</text:p>
          </table:table-cell>
          <table:table-cell office:value-type="float" office:value="140.625">
            <text:p>140.625</text:p>
          </table:table-cell>
          <table:table-cell office:value-type="float" office:value="55.25">
            <text:p>55.25</text:p>
          </table:table-cell>
          <table:table-cell office:value-type="float" office:value="-0.043312324929972">
            <text:p>-0.0433123249</text:p>
          </table:table-cell>
          <table:table-cell office:value-type="float" office:value="0.00792476754015215">
            <text:p>0.0079247675</text:p>
          </table:table-cell>
          <table:table-cell office:value-type="float" office:value="0.00172204213938412">
            <text:p>0.0017220421</text:p>
          </table:table-cell>
          <table:table-cell office:value-type="float" office:value="0.852083739427143">
            <text:p>0.8520837394</text:p>
          </table:table-cell>
          <table:table-cell office:value-type="float" office:value="1.02785977819404">
            <text:p>1.0278597782</text:p>
          </table:table-cell>
          <table:table-cell office:value-type="float" office:value="1.00603295972894">
            <text:p>1.0060329597</text:p>
          </table:table-cell>
          <table:table-cell office:value-type="float" office:value="-15.6543316729351">
            <text:p>-15.65433167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3">
            <text:p>3</text:p>
          </table:table-cell>
          <table:table-cell office:value-type="float" office:value="584">
            <text:p>584</text:p>
          </table:table-cell>
          <table:table-cell table:number-columns-repeated="2" office:value-type="float" office:value="1154">
            <text:p>1154</text:p>
          </table:table-cell>
          <table:table-cell office:value-type="float" office:value="10920">
            <text:p>10920</text:p>
          </table:table-cell>
          <table:table-cell office:value-type="float" office:value="17024">
            <text:p>17024</text:p>
          </table:table-cell>
          <table:table-cell office:value-type="float" office:value="30732">
            <text:p>30732</text:p>
          </table:table-cell>
          <table:table-cell office:value-type="float" office:value="-453.875">
            <text:p>-453.875</text:p>
          </table:table-cell>
          <table:table-cell office:value-type="float" office:value="8.75">
            <text:p>8.75</text:p>
          </table:table-cell>
          <table:table-cell office:value-type="float" office:value="-29.25">
            <text:p>-29.25</text:p>
          </table:table-cell>
          <table:table-cell office:value-type="float" office:value="-0.0415636446886447">
            <text:p>-0.0415636447</text:p>
          </table:table-cell>
          <table:table-cell office:value-type="float" office:value="0.000513980263157895">
            <text:p>0.0005139803</text:p>
          </table:table-cell>
          <table:table-cell office:value-type="float" office:value="-0.000951776649746193">
            <text:p>-0.0009517766</text:p>
          </table:table-cell>
          <table:table-cell office:value-type="float" office:value="0.857913215246959">
            <text:p>0.8579132152</text:p>
          </table:table-cell>
          <table:table-cell office:value-type="float" office:value="1.00179944870545">
            <text:p>1.0017994487</text:p>
          </table:table-cell>
          <table:table-cell office:value-type="float" office:value="0.996670557248319">
            <text:p>0.9966705572</text:p>
          </table:table-cell>
          <table:table-cell office:value-type="float" office:value="-16.3277404485837">
            <text:p>-16.32774044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3">
            <text:p>3</text:p>
          </table:table-cell>
          <table:table-cell office:value-type="float" office:value="579">
            <text:p>579</text:p>
          </table:table-cell>
          <table:table-cell table:number-columns-repeated="2" office:value-type="float" office:value="1163">
            <text:p>1163</text:p>
          </table:table-cell>
          <table:table-cell office:value-type="float" office:value="9828">
            <text:p>9828</text:p>
          </table:table-cell>
          <table:table-cell office:value-type="float" office:value="17136">
            <text:p>17136</text:p>
          </table:table-cell>
          <table:table-cell office:value-type="float" office:value="30048">
            <text:p>30048</text:p>
          </table:table-cell>
          <table:table-cell office:value-type="float" office:value="-94.5">
            <text:p>-94.5</text:p>
          </table:table-cell>
          <table:table-cell office:value-type="float" office:value="40.25">
            <text:p>40.25</text:p>
          </table:table-cell>
          <table:table-cell office:value-type="float" office:value="126">
            <text:p>126</text:p>
          </table:table-cell>
          <table:table-cell office:value-type="float" office:value="-0.00961538461538462">
            <text:p>-0.0096153846</text:p>
          </table:table-cell>
          <table:table-cell office:value-type="float" office:value="0.00234885620915033">
            <text:p>0.0023488562</text:p>
          </table:table-cell>
          <table:table-cell office:value-type="float" office:value="0.00419329073482428">
            <text:p>0.0041932907</text:p>
          </table:table-cell>
          <table:table-cell office:value-type="float" office:value="0.966527366863905">
            <text:p>0.9665273669</text:p>
          </table:table-cell>
          <table:table-cell office:value-type="float" office:value="1.00823181029799">
            <text:p>1.0082318103</text:p>
          </table:table-cell>
          <table:table-cell office:value-type="float" office:value="1.01471098159877">
            <text:p>1.01471098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10710">
            <text:p>10710</text:p>
          </table:table-cell>
          <table:table-cell office:value-type="float" office:value="17409">
            <text:p>17409</text:p>
          </table:table-cell>
          <table:table-cell office:value-type="float" office:value="30758">
            <text:p>30758</text:p>
          </table:table-cell>
          <table:table-cell office:value-type="float" office:value="115.5">
            <text:p>115.5</text:p>
          </table:table-cell>
          <table:table-cell office:value-type="float" office:value="97.125">
            <text:p>97.125</text:p>
          </table:table-cell>
          <table:table-cell office:value-type="float" office:value="243.75">
            <text:p>243.75</text:p>
          </table:table-cell>
          <table:table-cell office:value-type="float" office:value="0.0107843137254902">
            <text:p>0.0107843137</text:p>
          </table:table-cell>
          <table:table-cell office:value-type="float" office:value="0.00557901085645356">
            <text:p>0.0055790109</text:p>
          </table:table-cell>
          <table:table-cell office:value-type="float" office:value="0.00792476754015215">
            <text:p>0.0079247675</text:p>
          </table:table-cell>
          <table:table-cell office:value-type="float" office:value="1.03797304882737">
            <text:p>1.0379730488</text:p>
          </table:table-cell>
          <table:table-cell office:value-type="float" office:value="1.01958754370737">
            <text:p>1.0195875437</text:p>
          </table:table-cell>
          <table:table-cell office:value-type="float" office:value="1.02785977819404">
            <text:p>1.02785977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3">
            <text:p>3</text:p>
          </table:table-cell>
          <table:table-cell office:value-type="float" office:value="649">
            <text:p>649</text:p>
          </table:table-cell>
          <table:table-cell table:number-columns-repeated="2" office:value-type="float" office:value="1261">
            <text:p>1261</text:p>
          </table:table-cell>
          <table:table-cell office:value-type="float" office:value="11340">
            <text:p>11340</text:p>
          </table:table-cell>
          <table:table-cell office:value-type="float" office:value="18242">
            <text:p>18242</text:p>
          </table:table-cell>
          <table:table-cell office:value-type="float" office:value="31616">
            <text:p>31616</text:p>
          </table:table-cell>
          <table:table-cell office:value-type="float" office:value="-28.875">
            <text:p>-28.875</text:p>
          </table:table-cell>
          <table:table-cell office:value-type="float" office:value="-36.75">
            <text:p>-36.75</text:p>
          </table:table-cell>
          <table:table-cell office:value-type="float" office:value="16.25">
            <text:p>16.25</text:p>
          </table:table-cell>
          <table:table-cell office:value-type="float" office:value="-0.0025462962962963">
            <text:p>-0.0025462963</text:p>
          </table:table-cell>
          <table:table-cell office:value-type="float" office:value="-0.00201458173445894">
            <text:p>-0.0020145817</text:p>
          </table:table-cell>
          <table:table-cell office:value-type="float" office:value="0.000513980263157895">
            <text:p>0.0005139803</text:p>
          </table:table-cell>
          <table:table-cell office:value-type="float" office:value="0.991100670867627">
            <text:p>0.9911006709</text:p>
          </table:table-cell>
          <table:table-cell office:value-type="float" office:value="0.992956918666941">
            <text:p>0.9929569187</text:p>
          </table:table-cell>
          <table:table-cell office:value-type="float" office:value="1.00179944870545">
            <text:p>1.00179944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3">
            <text:p>3</text:p>
          </table:table-cell>
          <table:table-cell office:value-type="float" office:value="616">
            <text:p>616</text:p>
          </table:table-cell>
          <table:table-cell office:value-type="float" office:value="860">
            <text:p>860</text:p>
          </table:table-cell>
          <table:table-cell office:value-type="float" office:value="1242">
            <text:p>1242</text:p>
          </table:table-cell>
          <table:table-cell office:value-type="float" office:value="12012">
            <text:p>12012</text:p>
          </table:table-cell>
          <table:table-cell office:value-type="float" office:value="17661">
            <text:p>17661</text:p>
          </table:table-cell>
          <table:table-cell office:value-type="float" office:value="32552">
            <text:p>32552</text:p>
          </table:table-cell>
          <table:table-cell office:value-type="float" office:value="162.75">
            <text:p>162.75</text:p>
          </table:table-cell>
          <table:table-cell office:value-type="float" office:value="120.75">
            <text:p>120.75</text:p>
          </table:table-cell>
          <table:table-cell office:value-type="float" office:value="136.5">
            <text:p>136.5</text:p>
          </table:table-cell>
          <table:table-cell office:value-type="float" office:value="0.013548951048951">
            <text:p>0.013548951</text:p>
          </table:table-cell>
          <table:table-cell office:value-type="float" office:value="0.00683709869203329">
            <text:p>0.0068370987</text:p>
          </table:table-cell>
          <table:table-cell office:value-type="float" office:value="0.00419329073482428">
            <text:p>0.0041932907</text:p>
          </table:table-cell>
          <table:table-cell office:value-type="float" office:value="1.0477811338574">
            <text:p>1.0477811339</text:p>
          </table:table-cell>
          <table:table-cell office:value-type="float" office:value="1.02402146742242">
            <text:p>1.0240214674</text:p>
          </table:table-cell>
          <table:table-cell office:value-type="float" office:value="1.01471098159877">
            <text:p>1.01471098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3">
            <text:p>3</text:p>
          </table:table-cell>
          <table:table-cell office:value-type="float" office:value="570">
            <text:p>570</text:p>
          </table:table-cell>
          <table:table-cell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1781">
            <text:p>11781</text:p>
          </table:table-cell>
          <table:table-cell office:value-type="float" office:value="17724">
            <text:p>17724</text:p>
          </table:table-cell>
          <table:table-cell office:value-type="float" office:value="32552">
            <text:p>32552</text:p>
          </table:table-cell>
          <table:table-cell office:value-type="float" office:value="81.375">
            <text:p>81.375</text:p>
          </table:table-cell>
          <table:table-cell office:value-type="float" office:value="267.75">
            <text:p>267.75</text:p>
          </table:table-cell>
          <table:table-cell office:value-type="float" office:value="312">
            <text:p>312</text:p>
          </table:table-cell>
          <table:table-cell office:value-type="float" office:value="0.00690730837789661">
            <text:p>0.0069073084</text:p>
          </table:table-cell>
          <table:table-cell office:value-type="float" office:value="0.01510663507109">
            <text:p>0.0151066351</text:p>
          </table:table-cell>
          <table:table-cell office:value-type="float" office:value="0.00958466453674121">
            <text:p>0.0095846645</text:p>
          </table:table-cell>
          <table:table-cell office:value-type="float" office:value="1.02426909270433">
            <text:p>1.0242690927</text:p>
          </table:table-cell>
          <table:table-cell office:value-type="float" office:value="1.05332051517823">
            <text:p>1.0533205152</text:p>
          </table:table-cell>
          <table:table-cell office:value-type="float" office:value="1.03372638283539">
            <text:p>1.03372638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3">
            <text:p>3</text:p>
          </table:table-cell>
          <table:table-cell office:value-type="float" office:value="583">
            <text:p>583</text:p>
          </table:table-cell>
          <table:table-cell table:number-columns-repeated="2" office:value-type="float" office:value="1234">
            <text:p>1234</text:p>
          </table:table-cell>
          <table:table-cell office:value-type="float" office:value="11970">
            <text:p>11970</text:p>
          </table:table-cell>
          <table:table-cell office:value-type="float" office:value="18116">
            <text:p>18116</text:p>
          </table:table-cell>
          <table:table-cell office:value-type="float" office:value="33384">
            <text:p>33384</text:p>
          </table:table-cell>
          <table:table-cell office:value-type="float" office:value="112.875">
            <text:p>112.875</text:p>
          </table:table-cell>
          <table:table-cell office:value-type="float" office:value="855.125">
            <text:p>855.125</text:p>
          </table:table-cell>
          <table:table-cell office:value-type="float" office:value="390">
            <text:p>390</text:p>
          </table:table-cell>
          <table:table-cell office:value-type="float" office:value="0.00942982456140351">
            <text:p>0.0094298246</text:p>
          </table:table-cell>
          <table:table-cell office:value-type="float" office:value="0.0472027489512034">
            <text:p>0.047202749</text:p>
          </table:table-cell>
          <table:table-cell office:value-type="float" office:value="0.0116822429906542">
            <text:p>0.011682243</text:p>
          </table:table-cell>
          <table:table-cell office:value-type="float" office:value="1.03317867228378">
            <text:p>1.0331786723</text:p>
          </table:table-cell>
          <table:table-cell office:value-type="float" office:value="1.16957669636597">
            <text:p>1.1695766964</text:p>
          </table:table-cell>
          <table:table-cell office:value-type="float" office:value="1.04115534107782">
            <text:p>1.0411553411</text:p>
          </table:table-cell>
          <table:table-cell office:value-type="float" office:value="0">
            <text:p>0</text:p>
          </table:table-cell>
          <table:table-cell office:value-type="float" office:value="15.0283759326499">
            <text:p>15.02837593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3">
            <text:p>3</text:p>
          </table:table-cell>
          <table:table-cell office:value-type="float" office:value="520">
            <text:p>52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2012">
            <text:p>12012</text:p>
          </table:table-cell>
          <table:table-cell office:value-type="float" office:value="18242">
            <text:p>18242</text:p>
          </table:table-cell>
          <table:table-cell office:value-type="float" office:value="32214">
            <text:p>32214</text:p>
          </table:table-cell>
          <table:table-cell office:value-type="float" office:value="162.75">
            <text:p>162.75</text:p>
          </table:table-cell>
          <table:table-cell office:value-type="float" office:value="-36.75">
            <text:p>-36.75</text:p>
          </table:table-cell>
          <table:table-cell office:value-type="float" office:value="165.75">
            <text:p>165.75</text:p>
          </table:table-cell>
          <table:table-cell office:value-type="float" office:value="0.013548951048951">
            <text:p>0.013548951</text:p>
          </table:table-cell>
          <table:table-cell office:value-type="float" office:value="-0.00201458173445894">
            <text:p>-0.0020145817</text:p>
          </table:table-cell>
          <table:table-cell office:value-type="float" office:value="0.0051452784503632">
            <text:p>0.0051452785</text:p>
          </table:table-cell>
          <table:table-cell office:value-type="float" office:value="1.0477811338574">
            <text:p>1.0477811339</text:p>
          </table:table-cell>
          <table:table-cell office:value-type="float" office:value="0.992956918666941">
            <text:p>0.9929569187</text:p>
          </table:table-cell>
          <table:table-cell office:value-type="float" office:value="1.01806036340132">
            <text:p>1.01806036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3">
            <text:p>3</text:p>
          </table:table-cell>
          <table:table-cell office:value-type="float" office:value="468">
            <text:p>468</text:p>
          </table:table-cell>
          <table:table-cell table:number-columns-repeated="2" office:value-type="float" office:value="1136">
            <text:p>1136</text:p>
          </table:table-cell>
          <table:table-cell office:value-type="float" office:value="11487">
            <text:p>11487</text:p>
          </table:table-cell>
          <table:table-cell office:value-type="float" office:value="17738">
            <text:p>17738</text:p>
          </table:table-cell>
          <table:table-cell office:value-type="float" office:value="31824">
            <text:p>31824</text:p>
          </table:table-cell>
          <table:table-cell office:value-type="float" office:value="598.125">
            <text:p>598.125</text:p>
          </table:table-cell>
          <table:table-cell office:value-type="float" office:value="-29.75">
            <text:p>-29.75</text:p>
          </table:table-cell>
          <table:table-cell office:value-type="float" office:value="74.75">
            <text:p>74.75</text:p>
          </table:table-cell>
          <table:table-cell office:value-type="float" office:value="0.0520697310002612">
            <text:p>0.052069731</text:p>
          </table:table-cell>
          <table:table-cell office:value-type="float" office:value="-0.00167719021310182">
            <text:p>-0.0016771902</text:p>
          </table:table-cell>
          <table:table-cell office:value-type="float" office:value="0.00234885620915033">
            <text:p>0.0023488562</text:p>
          </table:table-cell>
          <table:table-cell office:value-type="float" office:value="1.18755812199834">
            <text:p>1.187558122</text:p>
          </table:table-cell>
          <table:table-cell office:value-type="float" office:value="0.994135347669485">
            <text:p>0.9941353477</text:p>
          </table:table-cell>
          <table:table-cell office:value-type="float" office:value="1.00823181029799">
            <text:p>1.0082318103</text:p>
          </table:table-cell>
          <table:table-cell office:value-type="float" office:value="13.6555442055017">
            <text:p>13.65554420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771">
            <text:p>771</text:p>
          </table:table-cell>
          <table:table-cell office:value-type="float" office:value="1183">
            <text:p>1183</text:p>
          </table:table-cell>
          <table:table-cell office:value-type="float" office:value="11970">
            <text:p>11970</text:p>
          </table:table-cell>
          <table:table-cell office:value-type="float" office:value="18144">
            <text:p>18144</text:p>
          </table:table-cell>
          <table:table-cell office:value-type="float" office:value="32032">
            <text:p>32032</text:p>
          </table:table-cell>
          <table:table-cell office:value-type="float" office:value="112.875">
            <text:p>112.875</text:p>
          </table:table-cell>
          <table:table-cell office:value-type="float" office:value="-180.375">
            <text:p>-180.375</text:p>
          </table:table-cell>
          <table:table-cell office:value-type="float" office:value="136.5">
            <text:p>136.5</text:p>
          </table:table-cell>
          <table:table-cell office:value-type="float" office:value="0.00942982456140351">
            <text:p>0.0094298246</text:p>
          </table:table-cell>
          <table:table-cell office:value-type="float" office:value="-0.00994130291005291">
            <text:p>-0.0099413029</text:p>
          </table:table-cell>
          <table:table-cell office:value-type="float" office:value="0.00426136363636364">
            <text:p>0.0042613636</text:p>
          </table:table-cell>
          <table:table-cell office:value-type="float" office:value="1.03317867228378">
            <text:p>1.0331786723</text:p>
          </table:table-cell>
          <table:table-cell office:value-type="float" office:value="0.965399145641772">
            <text:p>0.9653991456</text:p>
          </table:table-cell>
          <table:table-cell office:value-type="float" office:value="1.01495036479855">
            <text:p>1.01495036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216">
            <text:p>1216</text:p>
          </table:table-cell>
          <table:table-cell office:value-type="float" office:value="13083">
            <text:p>13083</text:p>
          </table:table-cell>
          <table:table-cell office:value-type="float" office:value="21805">
            <text:p>21805</text:p>
          </table:table-cell>
          <table:table-cell office:value-type="float" office:value="34413">
            <text:p>34413</text:p>
          </table:table-cell>
          <table:table-cell office:value-type="float" office:value="35">
            <text:p>35</text:p>
          </table:table-cell>
          <table:table-cell office:value-type="float" office:value="58.375">
            <text:p>58.375</text:p>
          </table:table-cell>
          <table:table-cell office:value-type="float" office:value="2785.875">
            <text:p>2785.875</text:p>
          </table:table-cell>
          <table:table-cell office:value-type="float" office:value="0.00267522739432852">
            <text:p>0.0026752274</text:p>
          </table:table-cell>
          <table:table-cell office:value-type="float" office:value="0.00267713827103875">
            <text:p>0.0026771383</text:p>
          </table:table-cell>
          <table:table-cell office:value-type="float" office:value="0.080954145235812">
            <text:p>0.0809541452</text:p>
          </table:table-cell>
          <table:table-cell office:value-type="float" office:value="1.00937732328971">
            <text:p>1.0093773233</text:p>
          </table:table-cell>
          <table:table-cell office:value-type="float" office:value="1.00938403140451">
            <text:p>1.0093840314</text:p>
          </table:table-cell>
          <table:table-cell office:value-type="float" office:value="1.29618451264183">
            <text:p>1.2961845126</text:p>
          </table:table-cell>
          <table:table-cell table:number-columns-repeated="2" office:value-type="float" office:value="0">
            <text:p>0</text:p>
          </table:table-cell>
          <table:table-cell office:value-type="float" office:value="8.90429733401543">
            <text:p>8.904297334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77">
            <text:p>577</text:p>
          </table:table-cell>
          <table:table-cell office:value-type="float" office:value="841">
            <text:p>841</text:p>
          </table:table-cell>
          <table:table-cell office:value-type="float" office:value="1252">
            <text:p>1252</text:p>
          </table:table-cell>
          <table:table-cell office:value-type="float" office:value="12390">
            <text:p>12390</text:p>
          </table:table-cell>
          <table:table-cell office:value-type="float" office:value="21225">
            <text:p>21225</text:p>
          </table:table-cell>
          <table:table-cell office:value-type="float" office:value="34250">
            <text:p>34250</text:p>
          </table:table-cell>
          <table:table-cell office:value-type="float" office:value="-41.875">
            <text:p>-41.875</text:p>
          </table:table-cell>
          <table:table-cell office:value-type="float" office:value="9">
            <text:p>9</text:p>
          </table:table-cell>
          <table:table-cell office:value-type="float" office:value="3283.25">
            <text:p>3283.25</text:p>
          </table:table-cell>
          <table:table-cell office:value-type="float" office:value="-0.00337974172719935">
            <text:p>-0.0033797417</text:p>
          </table:table-cell>
          <table:table-cell office:value-type="float" office:value="0.000424028268551237">
            <text:p>0.0004240283</text:p>
          </table:table-cell>
          <table:table-cell office:value-type="float" office:value="0.0958613138686131">
            <text:p>0.0958613139</text:p>
          </table:table-cell>
          <table:table-cell office:value-type="float" office:value="0.988193292356922">
            <text:p>0.9881932924</text:p>
          </table:table-cell>
          <table:table-cell office:value-type="float" office:value="1.00148445134788">
            <text:p>1.0014844513</text:p>
          </table:table-cell>
          <table:table-cell office:value-type="float" office:value="1.35352580587351">
            <text:p>1.3535258059</text:p>
          </table:table-cell>
          <table:table-cell table:number-columns-repeated="2" office:value-type="float" office:value="0">
            <text:p>0</text:p>
          </table:table-cell>
          <table:table-cell office:value-type="float" office:value="7.57201571700218">
            <text:p>7.572015717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80">
            <text:p>580</text:p>
          </table:table-cell>
          <table:table-cell office:value-type="float" office:value="1252">
            <text:p>1252</text:p>
          </table:table-cell>
          <table:table-cell office:value-type="float" office:value="11487">
            <text:p>11487</text:p>
          </table:table-cell>
          <table:table-cell office:value-type="float" office:value="20786">
            <text:p>20786</text:p>
          </table:table-cell>
          <table:table-cell office:value-type="float" office:value="35637">
            <text:p>35637</text:p>
          </table:table-cell>
          <table:table-cell office:value-type="float" office:value="948">
            <text:p>948</text:p>
          </table:table-cell>
          <table:table-cell office:value-type="float" office:value="1715.375">
            <text:p>1715.375</text:p>
          </table:table-cell>
          <table:table-cell office:value-type="float" office:value="6885.625">
            <text:p>6885.625</text:p>
          </table:table-cell>
          <table:table-cell office:value-type="float" office:value="0.082528075215461">
            <text:p>0.0825280752</text:p>
          </table:table-cell>
          <table:table-cell office:value-type="float" office:value="0.0825254979312999">
            <text:p>0.0825254979</text:p>
          </table:table-cell>
          <table:table-cell office:value-type="float" office:value="0.193215618598647">
            <text:p>0.1932156186</text:p>
          </table:table-cell>
          <table:table-cell office:value-type="float" office:value="1.3021975943237">
            <text:p>1.3021975943</text:p>
          </table:table-cell>
          <table:table-cell office:value-type="float" office:value="1.30218774006482">
            <text:p>1.3021877401</text:p>
          </table:table-cell>
          <table:table-cell office:value-type="float" office:value="1.74942592462536">
            <text:p>1.7494259246</text:p>
          </table:table-cell>
          <table:table-cell office:value-type="float" office:value="8.74091937865864">
            <text:p>8.7409193787</text:p>
          </table:table-cell>
          <table:table-cell office:value-type="float" office:value="8.74118181589781">
            <text:p>8.7411818159</text:p>
          </table:table-cell>
          <table:table-cell office:value-type="float" office:value="3.92380339398297">
            <text:p>3.923803394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614">
            <text:p>614</text:p>
          </table:table-cell>
          <table:table-cell office:value-type="float" office:value="1284">
            <text:p>1284</text:p>
          </table:table-cell>
          <table:table-cell office:value-type="float" office:value="10970">
            <text:p>10970</text:p>
          </table:table-cell>
          <table:table-cell office:value-type="float" office:value="21805">
            <text:p>21805</text:p>
          </table:table-cell>
          <table:table-cell office:value-type="float" office:value="43133">
            <text:p>43133</text:p>
          </table:table-cell>
          <table:table-cell office:value-type="float" office:value="2404.625">
            <text:p>2404.625</text:p>
          </table:table-cell>
          <table:table-cell office:value-type="float" office:value="1896.875">
            <text:p>1896.875</text:p>
          </table:table-cell>
          <table:table-cell office:value-type="float" office:value="12488.125">
            <text:p>12488.125</text:p>
          </table:table-cell>
          <table:table-cell office:value-type="float" office:value="0.219200091157703">
            <text:p>0.2192000912</text:p>
          </table:table-cell>
          <table:table-cell office:value-type="float" office:value="0.0869926622334327">
            <text:p>0.0869926622</text:p>
          </table:table-cell>
          <table:table-cell office:value-type="float" office:value="0.289526000973732">
            <text:p>0.289526001</text:p>
          </table:table-cell>
          <table:table-cell office:value-type="float" office:value="1.86137573178051">
            <text:p>1.8613757318</text:p>
          </table:table-cell>
          <table:table-cell office:value-type="float" office:value="1.31930705545064">
            <text:p>1.3193070555</text:p>
          </table:table-cell>
          <table:table-cell office:value-type="float" office:value="2.17763860167815">
            <text:p>2.1776386017</text:p>
          </table:table-cell>
          <table:table-cell office:value-type="float" office:value="3.49729936674703">
            <text:p>3.4972993667</text:p>
          </table:table-cell>
          <table:table-cell office:value-type="float" office:value="8.3096369179525">
            <text:p>8.309636918</text:p>
          </table:table-cell>
          <table:table-cell office:value-type="float" office:value="2.72597766901506">
            <text:p>2.725977669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72">
            <text:p>572</text:p>
          </table:table-cell>
          <table:table-cell office:value-type="float" office:value="1239">
            <text:p>1239</text:p>
          </table:table-cell>
          <table:table-cell office:value-type="float" office:value="12250">
            <text:p>12250</text:p>
          </table:table-cell>
          <table:table-cell office:value-type="float" office:value="23555">
            <text:p>23555</text:p>
          </table:table-cell>
          <table:table-cell office:value-type="float" office:value="48167">
            <text:p>48167</text:p>
          </table:table-cell>
          <table:table-cell office:value-type="float" office:value="-677.875">
            <text:p>-677.875</text:p>
          </table:table-cell>
          <table:table-cell office:value-type="float" office:value="6387.14285714286">
            <text:p>6387.1428571429</text:p>
          </table:table-cell>
          <table:table-cell office:value-type="float" office:value="-537">
            <text:p>-537</text:p>
          </table:table-cell>
          <table:table-cell office:value-type="float" office:value="-0.0553367346938776">
            <text:p>-0.0553367347</text:p>
          </table:table-cell>
          <table:table-cell office:value-type="float" office:value="0.271158686357158">
            <text:p>0.2711586864</text:p>
          </table:table-cell>
          <table:table-cell office:value-type="float" office:value="-0.0111487117736209">
            <text:p>-0.0111487118</text:p>
          </table:table-cell>
          <table:table-cell office:value-type="float" office:value="0.812323250816327">
            <text:p>0.8123232508</text:p>
          </table:table-cell>
          <table:table-cell office:value-type="float" office:value="2.09316838729645">
            <text:p>2.0931683873</text:p>
          </table:table-cell>
          <table:table-cell office:value-type="float" office:value="0.961223124589781">
            <text:p>0.9612231246</text:p>
          </table:table-cell>
          <table:table-cell office:value-type="float" office:value="-12.1761246675511">
            <text:p>-12.1761246676</text:p>
          </table:table-cell>
          <table:table-cell office:value-type="float" office:value="2.88896988013388">
            <text:p>2.88896988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61">
            <text:p>561</text:p>
          </table:table-cell>
          <table:table-cell table:number-columns-repeated="2" office:value-type="float" office:value="1224">
            <text:p>1224</text:p>
          </table:table-cell>
          <table:table-cell office:value-type="float" office:value="11487">
            <text:p>11487</text:p>
          </table:table-cell>
          <table:table-cell office:value-type="float" office:value="24118">
            <text:p>24118</text:p>
          </table:table-cell>
          <table:table-cell office:value-type="float" office:value="51526">
            <text:p>51526</text:p>
          </table:table-cell>
          <table:table-cell office:value-type="float" office:value="-1085.42857142857">
            <text:p>-1085.4285714286</text:p>
          </table:table-cell>
          <table:table-cell office:value-type="float" office:value="6028.16666666667">
            <text:p>6028.1666666667</text:p>
          </table:table-cell>
          <table:table-cell office:value-type="float" office:value="-590.428571428571">
            <text:p>-590.4285714286</text:p>
          </table:table-cell>
          <table:table-cell office:value-type="float" office:value="-0.0944919101095648">
            <text:p>-0.0944919101</text:p>
          </table:table-cell>
          <table:table-cell office:value-type="float" office:value="0.249944716256185">
            <text:p>0.2499447163</text:p>
          </table:table-cell>
          <table:table-cell office:value-type="float" office:value="-0.011458847405748">
            <text:p>-0.0114588474</text:p>
          </table:table-cell>
          <table:table-cell office:value-type="float" office:value="0.686778607925785">
            <text:p>0.6867786079</text:p>
          </table:table-cell>
          <table:table-cell office:value-type="float" office:value="1.99725233481804">
            <text:p>1.9972523348</text:p>
          </table:table-cell>
          <table:table-cell office:value-type="float" office:value="0.960151392240264">
            <text:p>0.9601513922</text:p>
          </table:table-cell>
          <table:table-cell office:value-type="float" office:value="-6.98321269597381">
            <text:p>-6.983212696</text:p>
          </table:table-cell>
          <table:table-cell office:value-type="float" office:value="3.10689951981671">
            <text:p>3.10689951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70">
            <text:p>570</text:p>
          </table:table-cell>
          <table:table-cell office:value-type="float" office:value="829">
            <text:p>829</text:p>
          </table:table-cell>
          <table:table-cell office:value-type="float" office:value="1232">
            <text:p>1232</text:p>
          </table:table-cell>
          <table:table-cell office:value-type="float" office:value="13189">
            <text:p>13189</text:p>
          </table:table-cell>
          <table:table-cell office:value-type="float" office:value="30128">
            <text:p>30128</text:p>
          </table:table-cell>
          <table:table-cell office:value-type="float" office:value="79525">
            <text:p>79525</text:p>
          </table:table-cell>
          <table:table-cell table:number-columns-repeated="2" office:value-type="float" office:value="0">
            <text:p>0</text:p>
          </table:table-cell>
          <table:table-cell office:value-type="float" office:value="-920">
            <text:p>-920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15686890914807">
            <text:p>-0.0115686891</text:p>
          </table:table-cell>
          <table:table-cell office:value-type="float" office:value="1.02">
            <text:p>1.02</text:p>
          </table:table-cell>
          <table:table-cell office:value-type="float" office:value="1.31">
            <text:p>1.31</text:p>
          </table:table-cell>
          <table:table-cell office:value-type="float" office:value="0.959771903931717">
            <text:p>0.95977190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40">
            <text:p>640</text:p>
          </table:table-cell>
          <table:table-cell office:value-type="float" office:value="1303">
            <text:p>1303</text:p>
          </table:table-cell>
          <table:table-cell office:value-type="float" office:value="13273">
            <text:p>13273</text:p>
          </table:table-cell>
          <table:table-cell office:value-type="float" office:value="44198">
            <text:p>44198</text:p>
          </table:table-cell>
          <table:table-cell office:value-type="float" office:value="125839">
            <text:p>125839</text:p>
          </table:table-cell>
          <table:table-cell office:value-type="float" office:value="0">
            <text:p>0</text:p>
          </table:table-cell>
          <table:table-cell office:value-type="float" office:value="-914.2">
            <text:p>-914.2</text:p>
          </table:table-cell>
          <table:table-cell office:value-type="float" office:value="-2603.2">
            <text:p>-2603.2</text:p>
          </table:table-cell>
          <table:table-cell office:value-type="float" office:value="0">
            <text:p>0</text:p>
          </table:table-cell>
          <table:table-cell office:value-type="float" office:value="-0.0206841938549256">
            <text:p>-0.0206841939</text:p>
          </table:table-cell>
          <table:table-cell office:value-type="float" office:value="-0.0206867505304397">
            <text:p>-0.0206867505</text:p>
          </table:table-cell>
          <table:table-cell office:value-type="float" office:value="1.02">
            <text:p>1.02</text:p>
          </table:table-cell>
          <table:table-cell office:value-type="float" office:value="0.9284438798236">
            <text:p>0.9284438798</text:p>
          </table:table-cell>
          <table:table-cell office:value-type="float" office:value="0.928435138772578">
            <text:p>0.9284351388</text:p>
          </table:table-cell>
          <table:table-cell office:value-type="float" office:value="0">
            <text:p>0</text:p>
          </table:table-cell>
          <table:table-cell office:value-type="float" office:value="-33.1631785263436">
            <text:p>-33.1631785263</text:p>
          </table:table-cell>
          <table:table-cell office:value-type="float" office:value="-33.1590367560496">
            <text:p>-33.15903675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02">
            <text:p>602</text:p>
          </table:table-cell>
          <table:table-cell office:value-type="float" office:value="1267">
            <text:p>1267</text:p>
          </table:table-cell>
          <table:table-cell office:value-type="float" office:value="5044">
            <text:p>5044</text:p>
          </table:table-cell>
          <table:table-cell office:value-type="float" office:value="29243">
            <text:p>29243</text:p>
          </table:table-cell>
          <table:table-cell office:value-type="float" office:value="158245">
            <text:p>158245</text:p>
          </table:table-cell>
          <table:table-cell office:value-type="float" office:value="-1836.5">
            <text:p>-1836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364095955590801">
            <text:p>-0.3640959556</text:p>
          </table:table-cell>
          <table:table-cell table:number-columns-repeated="3" office:value-type="float" office:value="0">
            <text:p>0</text:p>
          </table:table-cell>
          <table:table-cell office:value-type="float" office:value="1.42">
            <text:p>1.42</text:p>
          </table:table-cell>
          <table:table-cell office:value-type="float" office:value="1.91">
            <text:p>1.91</text:p>
          </table:table-cell>
          <table:table-cell office:value-type="float" office:value="-1.53111451994379">
            <text:p>-1.53111451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5">
            <text:p>5</text:p>
          </table:table-cell>
          <table:table-cell office:value-type="float" office:value="608">
            <text:p>608</text:p>
          </table:table-cell>
          <table:table-cell table:number-columns-repeated="2" office:value-type="float" office:value="1275">
            <text:p>1275</text:p>
          </table:table-cell>
          <table:table-cell office:value-type="float" office:value="4217">
            <text:p>4217</text:p>
          </table:table-cell>
          <table:table-cell office:value-type="float" office:value="29936">
            <text:p>29936</text:p>
          </table:table-cell>
          <table:table-cell office:value-type="float" office:value="198995">
            <text:p>198995</text:p>
          </table:table-cell>
          <table:table-cell table:number-columns-repeated="6" office:value-type="float" office:value="0">
            <text:p>0</text:p>
          </table:table-cell>
          <table:table-cell office:value-type="float" office:value="0.47">
            <text:p>0.47</text:p>
          </table:table-cell>
          <table:table-cell office:value-type="float" office:value="1.44">
            <text:p>1.44</text:p>
          </table:table-cell>
          <table:table-cell office:value-type="float" office:value="1.91">
            <text:p>1.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5">
            <text:p>5</text:p>
          </table:table-cell>
          <table:table-cell office:value-type="float" office:value="623">
            <text:p>623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3526">
            <text:p>3526</text:p>
          </table:table-cell>
          <table:table-cell office:value-type="float" office:value="32756">
            <text:p>32756</text:p>
          </table:table-cell>
          <table:table-cell office:value-type="float" office:value="250240">
            <text:p>250240</text:p>
          </table:table-cell>
          <table:table-cell table:number-columns-repeated="6" office:value-type="float" office:value="0">
            <text:p>0</text:p>
          </table:table-cell>
          <table:table-cell office:value-type="float" office:value="0.47">
            <text:p>0.47</text:p>
          </table:table-cell>
          <table:table-cell office:value-type="float" office:value="1.43">
            <text:p>1.43</text:p>
          </table:table-cell>
          <table:table-cell office:value-type="float" office:value="1.91">
            <text:p>1.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2.5">
            <text:p>172.5</text:p>
          </table:table-cell>
          <table:table-cell office:value-type="float" office:value="7780.25">
            <text:p>7780.25</text:p>
          </table:table-cell>
          <table:table-cell office:value-type="float" office:value="61682.75">
            <text:p>61682.75</text:p>
          </table:table-cell>
          <table:table-cell office:value-type="float" office:value="32.4575">
            <text:p>32.4575</text:p>
          </table:table-cell>
          <table:table-cell table:number-columns-repeated="3" office:value-type="float" office:value="5">
            <text:p>5</text:p>
          </table:table-cell>
          <table:table-cell office:value-type="float" office:value="590">
            <text:p>590</text:p>
          </table:table-cell>
          <table:table-cell table:number-columns-repeated="2" office:value-type="float" office:value="1263">
            <text:p>1263</text:p>
          </table:table-cell>
          <table:table-cell office:value-type="float" office:value="2948">
            <text:p>2948</text:p>
          </table:table-cell>
          <table:table-cell office:value-type="float" office:value="34237">
            <text:p>34237</text:p>
          </table:table-cell>
          <table:table-cell office:value-type="float" office:value="314681">
            <text:p>314681</text:p>
          </table:table-cell>
          <table:table-cell table:number-columns-repeated="6" office:value-type="float" office:value="0">
            <text:p>0</text:p>
          </table:table-cell>
          <table:table-cell office:value-type="float" office:value="0.47">
            <text:p>0.47</text:p>
          </table:table-cell>
          <table:table-cell office:value-type="float" office:value="1.04">
            <text:p>1.04</text:p>
          </table:table-cell>
          <table:table-cell office:value-type="float" office:value="1.91">
            <text:p>1.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666666666667">
            <text:p>178.6666666667</text:p>
          </table:table-cell>
          <table:table-cell office:value-type="float" office:value="7745.66666666667">
            <text:p>7745.6666666667</text:p>
          </table:table-cell>
          <table:table-cell office:value-type="float" office:value="80324.3333333333">
            <text:p>80324.3333333333</text:p>
          </table:table-cell>
          <table:table-cell office:value-type="float" office:value="20.4033333333333">
            <text:p>20.403333333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47">
            <text:p>547</text:p>
          </table:table-cell>
          <table:table-cell office:value-type="float" office:value="1222">
            <text:p>1222</text:p>
          </table:table-cell>
          <table:table-cell office:value-type="float" office:value="2465">
            <text:p>2465</text:p>
          </table:table-cell>
          <table:table-cell office:value-type="float" office:value="37260">
            <text:p>37260</text:p>
          </table:table-cell>
          <table:table-cell office:value-type="float" office:value="395716">
            <text:p>395716</text:p>
          </table:table-cell>
          <table:table-cell table:number-columns-repeated="6" office:value-type="float" office:value="0">
            <text:p>0</text:p>
          </table:table-cell>
          <table:table-cell office:value-type="float" office:value="0.47">
            <text:p>0.47</text:p>
          </table:table-cell>
          <table:table-cell office:value-type="float" office:value="1.42">
            <text:p>1.42</text:p>
          </table:table-cell>
          <table:table-cell office:value-type="float" office:value="1.91">
            <text:p>1.91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20" table:number-columns-repeated="3" table:default-cell-style-name="Default"/>
        <table:table-column table:style-name="co21" table:default-cell-style-name="Default"/>
        <table:table-column table:style-name="co13" table:number-columns-repeated="3" table:default-cell-style-name="Default"/>
        <table:table-column table:style-name="co22" table:number-columns-repeated="2" table:default-cell-style-name="Default"/>
        <table:table-column table:style-name="co20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row table:style-name="ro1">
          <table:table-cell office:value-type="float" office:value="0.47">
            <text:p>0.47</text:p>
          </table:table-cell>
          <table:table-cell office:value-type="float" office:value="1.42">
            <text:p>1.42</text:p>
          </table:table-cell>
          <table:table-cell office:value-type="float" office:value="1.91">
            <text:p>1.91</text:p>
          </table:table-cell>
          <table:table-cell office:value-type="float" office:value="-4">
            <text:p>-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.5">
            <text:p>8.5</text:p>
          </table:table-cell>
          <table:table-cell office:value-type="float" office:value="9.9">
            <text:p>9.9</text:p>
          </table:table-cell>
          <table:table-cell office:value-type="float" office:value="32.7">
            <text:p>32.7</text:p>
          </table:table-cell>
          <table:table-cell office:value-type="float" office:value="8203">
            <text:p>8203</text:p>
          </table:table-cell>
          <table:table-cell office:value-type="float" office:value="9524">
            <text:p>9524</text:p>
          </table:table-cell>
          <table:table-cell office:value-type="float" office:value="19140">
            <text:p>191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4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40:32.81</dc:date>
    <dc:creator>Liam Widdess</dc:creator>
    <meta:editing-duration>P2DT3H31M56S</meta:editing-duration>
    <meta:editing-cycles>185</meta:editing-cycles>
    <meta:generator>OpenOffice/4.1.7$Win32 OpenOffice.org_project/417m1$Build-9800</meta:generator>
    <meta:document-statistic meta:table-count="8" meta:cell-count="8334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9cm" svg:y="1.314cm" svg:width="31.251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906">
                <text:p>2906</text:p>
              </table:table-cell>
              <table:table-cell office:value-type="float" office:value="5361">
                <text:p>5361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60">
                <text:p>3060</text:p>
              </table:table-cell>
              <table:table-cell office:value-type="float" office:value="5209">
                <text:p>5209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67">
                <text:p>3167</text:p>
              </table:table-cell>
              <table:table-cell office:value-type="float" office:value="6228">
                <text:p>622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425">
                <text:p>3425</text:p>
              </table:table-cell>
              <table:table-cell office:value-type="float" office:value="6402">
                <text:p>6402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7049">
                <text:p>7049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39">
                <text:p>4139</text:p>
              </table:table-cell>
              <table:table-cell office:value-type="float" office:value="8376">
                <text:p>837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361">
                <text:p>4361</text:p>
              </table:table-cell>
              <table:table-cell office:value-type="float" office:value="9392">
                <text:p>939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388">
                <text:p>4388</text:p>
              </table:table-cell>
              <table:table-cell office:value-type="float" office:value="7802">
                <text:p>78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36">
                <text:p>2636</text:p>
              </table:table-cell>
              <table:table-cell office:value-type="float" office:value="4745">
                <text:p>4745</text:p>
              </table:table-cell>
              <table:table-cell office:value-type="float" office:value="7822">
                <text:p>782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925">
                <text:p>2925</text:p>
              </table:table-cell>
              <table:table-cell office:value-type="float" office:value="5272">
                <text:p>5272</text:p>
              </table:table-cell>
              <table:table-cell office:value-type="float" office:value="10569">
                <text:p>105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3066">
                <text:p>3066</text:p>
              </table:table-cell>
              <table:table-cell office:value-type="float" office:value="5496">
                <text:p>5496</text:p>
              </table:table-cell>
              <table:table-cell office:value-type="float" office:value="10052">
                <text:p>1005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80">
                <text:p>3180</text:p>
              </table:table-cell>
              <table:table-cell office:value-type="float" office:value="5523">
                <text:p>5523</text:p>
              </table:table-cell>
              <table:table-cell office:value-type="float" office:value="9140">
                <text:p>9140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92">
                <text:p>3592</text:p>
              </table:table-cell>
              <table:table-cell office:value-type="float" office:value="5978">
                <text:p>5978</text:p>
              </table:table-cell>
              <table:table-cell office:value-type="float" office:value="10622">
                <text:p>1062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234">
                <text:p>4234</text:p>
              </table:table-cell>
              <table:table-cell office:value-type="float" office:value="7067">
                <text:p>7067</text:p>
              </table:table-cell>
              <table:table-cell office:value-type="float" office:value="13161">
                <text:p>1316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018">
                <text:p>4018</text:p>
              </table:table-cell>
              <table:table-cell office:value-type="float" office:value="6122">
                <text:p>6122</text:p>
              </table:table-cell>
              <table:table-cell office:value-type="float" office:value="11138">
                <text:p>11138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988">
                <text:p>3988</text:p>
              </table:table-cell>
              <table:table-cell office:value-type="float" office:value="6750">
                <text:p>6750</text:p>
              </table:table-cell>
              <table:table-cell office:value-type="float" office:value="11893">
                <text:p>11893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363">
                <text:p>4363</text:p>
              </table:table-cell>
              <table:table-cell office:value-type="float" office:value="7513">
                <text:p>7513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666">
                <text:p>4666</text:p>
              </table:table-cell>
              <table:table-cell office:value-type="float" office:value="8050">
                <text:p>8050</text:p>
              </table:table-cell>
              <table:table-cell office:value-type="float" office:value="14607">
                <text:p>1460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600">
                <text:p>4600</text:p>
              </table:table-cell>
              <table:table-cell office:value-type="float" office:value="7854">
                <text:p>7854</text:p>
              </table:table-cell>
              <table:table-cell office:value-type="float" office:value="14956">
                <text:p>1495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5014">
                <text:p>5014</text:p>
              </table:table-cell>
              <table:table-cell office:value-type="float" office:value="8669">
                <text:p>8669</text:p>
              </table:table-cell>
              <table:table-cell office:value-type="float" office:value="16341">
                <text:p>1634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90">
                <text:p>5390</text:p>
              </table:table-cell>
              <table:table-cell office:value-type="float" office:value="9762">
                <text:p>9762</text:p>
              </table:table-cell>
              <table:table-cell office:value-type="float" office:value="18414">
                <text:p>18414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752">
                <text:p>5752</text:p>
              </table:table-cell>
              <table:table-cell office:value-type="float" office:value="10036">
                <text:p>10036</text:p>
              </table:table-cell>
              <table:table-cell office:value-type="float" office:value="17900">
                <text:p>17900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694">
                <text:p>5694</text:p>
              </table:table-cell>
              <table:table-cell office:value-type="float" office:value="10013">
                <text:p>10013</text:p>
              </table:table-cell>
              <table:table-cell office:value-type="float" office:value="16716">
                <text:p>1671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329">
                <text:p>6329</text:p>
              </table:table-cell>
              <table:table-cell office:value-type="float" office:value="11216">
                <text:p>11216</text:p>
              </table:table-cell>
              <table:table-cell office:value-type="float" office:value="18010">
                <text:p>18010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10">
                <text:p>6810</text:p>
              </table:table-cell>
              <table:table-cell office:value-type="float" office:value="11821">
                <text:p>11821</text:p>
              </table:table-cell>
              <table:table-cell office:value-type="float" office:value="17878">
                <text:p>1787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544">
                <text:p>7544</text:p>
              </table:table-cell>
              <table:table-cell office:value-type="float" office:value="12154">
                <text:p>12154</text:p>
              </table:table-cell>
              <table:table-cell office:value-type="float" office:value="17838">
                <text:p>1783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122">
                <text:p>8122</text:p>
              </table:table-cell>
              <table:table-cell office:value-type="float" office:value="11648">
                <text:p>11648</text:p>
              </table:table-cell>
              <table:table-cell office:value-type="float" office:value="17542">
                <text:p>17542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842">
                <text:p>8842</text:p>
              </table:table-cell>
              <table:table-cell office:value-type="float" office:value="12378">
                <text:p>12378</text:p>
              </table:table-cell>
              <table:table-cell office:value-type="float" office:value="18993">
                <text:p>18993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306">
                <text:p>9306</text:p>
              </table:table-cell>
              <table:table-cell office:value-type="float" office:value="12740">
                <text:p>12740</text:p>
              </table:table-cell>
              <table:table-cell office:value-type="float" office:value="19878">
                <text:p>1987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072">
                <text:p>9072</text:p>
              </table:table-cell>
              <table:table-cell office:value-type="float" office:value="12270">
                <text:p>12270</text:p>
              </table:table-cell>
              <table:table-cell office:value-type="float" office:value="19035">
                <text:p>19035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025">
                <text:p>9025</text:p>
              </table:table-cell>
              <table:table-cell office:value-type="float" office:value="12088">
                <text:p>12088</text:p>
              </table:table-cell>
              <table:table-cell office:value-type="float" office:value="19503">
                <text:p>1950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435">
                <text:p>9435</text:p>
              </table:table-cell>
              <table:table-cell office:value-type="float" office:value="13651">
                <text:p>13651</text:p>
              </table:table-cell>
              <table:table-cell office:value-type="float" office:value="19558">
                <text:p>1955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306">
                <text:p>9306</text:p>
              </table:table-cell>
              <table:table-cell office:value-type="float" office:value="13472">
                <text:p>13472</text:p>
              </table:table-cell>
              <table:table-cell office:value-type="float" office:value="19168">
                <text:p>1916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880">
                <text:p>8880</text:p>
              </table:table-cell>
              <table:table-cell office:value-type="float" office:value="13382">
                <text:p>13382</text:p>
              </table:table-cell>
              <table:table-cell office:value-type="float" office:value="18918">
                <text:p>18918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133">
                <text:p>9133</text:p>
              </table:table-cell>
              <table:table-cell office:value-type="float" office:value="13820">
                <text:p>13820</text:p>
              </table:table-cell>
              <table:table-cell office:value-type="float" office:value="20077">
                <text:p>20077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298">
                <text:p>10298</text:p>
              </table:table-cell>
              <table:table-cell office:value-type="float" office:value="13803">
                <text:p>13803</text:p>
              </table:table-cell>
              <table:table-cell office:value-type="float" office:value="20363">
                <text:p>20363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290">
                <text:p>10290</text:p>
              </table:table-cell>
              <table:table-cell office:value-type="float" office:value="13683">
                <text:p>13683</text:p>
              </table:table-cell>
              <table:table-cell office:value-type="float" office:value="20373">
                <text:p>2037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0050">
                <text:p>10050</text:p>
              </table:table-cell>
              <table:table-cell office:value-type="float" office:value="13430">
                <text:p>13430</text:p>
              </table:table-cell>
              <table:table-cell office:value-type="float" office:value="21606">
                <text:p>21606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424">
                <text:p>10424</text:p>
              </table:table-cell>
              <table:table-cell office:value-type="float" office:value="13871">
                <text:p>13871</text:p>
              </table:table-cell>
              <table:table-cell office:value-type="float" office:value="21785">
                <text:p>2178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4544">
                <text:p>14544</text:p>
              </table:table-cell>
              <table:table-cell office:value-type="float" office:value="21654">
                <text:p>2165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880">
                <text:p>9880</text:p>
              </table:table-cell>
              <table:table-cell office:value-type="float" office:value="14438">
                <text:p>14438</text:p>
              </table:table-cell>
              <table:table-cell office:value-type="float" office:value="22396">
                <text:p>22396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866">
                <text:p>9866</text:p>
              </table:table-cell>
              <table:table-cell office:value-type="float" office:value="15081">
                <text:p>15081</text:p>
              </table:table-cell>
              <table:table-cell office:value-type="float" office:value="24957">
                <text:p>24957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380">
                <text:p>10380</text:p>
              </table:table-cell>
              <table:table-cell office:value-type="float" office:value="15742">
                <text:p>15742</text:p>
              </table:table-cell>
              <table:table-cell office:value-type="float" office:value="26796">
                <text:p>2679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833">
                <text:p>10833</text:p>
              </table:table-cell>
              <table:table-cell office:value-type="float" office:value="16742">
                <text:p>16742</text:p>
              </table:table-cell>
              <table:table-cell office:value-type="float" office:value="28857">
                <text:p>2885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720">
                <text:p>10720</text:p>
              </table:table-cell>
              <table:table-cell office:value-type="float" office:value="17545">
                <text:p>17545</text:p>
              </table:table-cell>
              <table:table-cell office:value-type="float" office:value="30133">
                <text:p>30133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1058">
                <text:p>11058</text:p>
              </table:table-cell>
              <table:table-cell office:value-type="float" office:value="18114">
                <text:p>18114</text:p>
              </table:table-cell>
              <table:table-cell office:value-type="float" office:value="31601">
                <text:p>3160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224">
                <text:p>11224</text:p>
              </table:table-cell>
              <table:table-cell office:value-type="float" office:value="19222">
                <text:p>19222</text:p>
              </table:table-cell>
              <table:table-cell office:value-type="float" office:value="33247">
                <text:p>3324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1240">
                <text:p>11240</text:p>
              </table:table-cell>
              <table:table-cell office:value-type="float" office:value="19738">
                <text:p>19738</text:p>
              </table:table-cell>
              <table:table-cell office:value-type="float" office:value="34313">
                <text:p>34313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720">
                <text:p>11720</text:p>
              </table:table-cell>
              <table:table-cell office:value-type="float" office:value="20448">
                <text:p>20448</text:p>
              </table:table-cell>
              <table:table-cell office:value-type="float" office:value="31511">
                <text:p>31511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3150">
                <text:p>13150</text:p>
              </table:table-cell>
              <table:table-cell office:value-type="float" office:value="20254">
                <text:p>20254</text:p>
              </table:table-cell>
              <table:table-cell office:value-type="float" office:value="30869">
                <text:p>30869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779">
                <text:p>13779</text:p>
              </table:table-cell>
              <table:table-cell office:value-type="float" office:value="19150">
                <text:p>19150</text:p>
              </table:table-cell>
              <table:table-cell office:value-type="float" office:value="32300">
                <text:p>32300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168">
                <text:p>14168</text:p>
              </table:table-cell>
              <table:table-cell office:value-type="float" office:value="20125">
                <text:p>20125</text:p>
              </table:table-cell>
              <table:table-cell office:value-type="float" office:value="33644">
                <text:p>33644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3110">
                <text:p>13110</text:p>
              </table:table-cell>
              <table:table-cell office:value-type="float" office:value="20746">
                <text:p>20746</text:p>
              </table:table-cell>
              <table:table-cell office:value-type="float" office:value="30230">
                <text:p>30230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3409">
                <text:p>13409</text:p>
              </table:table-cell>
              <table:table-cell office:value-type="float" office:value="20359">
                <text:p>20359</text:p>
              </table:table-cell>
              <table:table-cell office:value-type="float" office:value="29542">
                <text:p>29542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0920">
                <text:p>10920</text:p>
              </table:table-cell>
              <table:table-cell office:value-type="float" office:value="19760">
                <text:p>19760</text:p>
              </table:table-cell>
              <table:table-cell office:value-type="float" office:value="30777">
                <text:p>30777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9828">
                <text:p>9828</text:p>
              </table:table-cell>
              <table:table-cell office:value-type="float" office:value="19344">
                <text:p>19344</text:p>
              </table:table-cell>
              <table:table-cell office:value-type="float" office:value="32152">
                <text:p>3215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0710">
                <text:p>10710</text:p>
              </table:table-cell>
              <table:table-cell office:value-type="float" office:value="19950">
                <text:p>19950</text:p>
              </table:table-cell>
              <table:table-cell office:value-type="float" office:value="31174">
                <text:p>31174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1340">
                <text:p>11340</text:p>
              </table:table-cell>
              <table:table-cell office:value-type="float" office:value="19071">
                <text:p>19071</text:p>
              </table:table-cell>
              <table:table-cell office:value-type="float" office:value="32786">
                <text:p>3278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0920">
                <text:p>10920</text:p>
              </table:table-cell>
              <table:table-cell office:value-type="float" office:value="17528">
                <text:p>17528</text:p>
              </table:table-cell>
              <table:table-cell office:value-type="float" office:value="32292">
                <text:p>3229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9828">
                <text:p>9828</text:p>
              </table:table-cell>
              <table:table-cell office:value-type="float" office:value="16880">
                <text:p>16880</text:p>
              </table:table-cell>
              <table:table-cell office:value-type="float" office:value="31434">
                <text:p>31434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0710">
                <text:p>10710</text:p>
              </table:table-cell>
              <table:table-cell office:value-type="float" office:value="17745">
                <text:p>17745</text:p>
              </table:table-cell>
              <table:table-cell office:value-type="float" office:value="32084">
                <text:p>3208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0920">
                <text:p>10920</text:p>
              </table:table-cell>
              <table:table-cell office:value-type="float" office:value="17024">
                <text:p>17024</text:p>
              </table:table-cell>
              <table:table-cell office:value-type="float" office:value="30732">
                <text:p>3073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9828">
                <text:p>9828</text:p>
              </table:table-cell>
              <table:table-cell office:value-type="float" office:value="17136">
                <text:p>17136</text:p>
              </table:table-cell>
              <table:table-cell office:value-type="float" office:value="30048">
                <text:p>30048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0710">
                <text:p>10710</text:p>
              </table:table-cell>
              <table:table-cell office:value-type="float" office:value="17409">
                <text:p>17409</text:p>
              </table:table-cell>
              <table:table-cell office:value-type="float" office:value="30758">
                <text:p>3075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1340">
                <text:p>11340</text:p>
              </table:table-cell>
              <table:table-cell office:value-type="float" office:value="18242">
                <text:p>18242</text:p>
              </table:table-cell>
              <table:table-cell office:value-type="float" office:value="31616">
                <text:p>3161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2012">
                <text:p>12012</text:p>
              </table:table-cell>
              <table:table-cell office:value-type="float" office:value="17661">
                <text:p>17661</text:p>
              </table:table-cell>
              <table:table-cell office:value-type="float" office:value="32552">
                <text:p>3255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1781">
                <text:p>11781</text:p>
              </table:table-cell>
              <table:table-cell office:value-type="float" office:value="17724">
                <text:p>17724</text:p>
              </table:table-cell>
              <table:table-cell office:value-type="float" office:value="32552">
                <text:p>3255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1970">
                <text:p>11970</text:p>
              </table:table-cell>
              <table:table-cell office:value-type="float" office:value="18116">
                <text:p>18116</text:p>
              </table:table-cell>
              <table:table-cell office:value-type="float" office:value="33384">
                <text:p>33384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2012">
                <text:p>12012</text:p>
              </table:table-cell>
              <table:table-cell office:value-type="float" office:value="18242">
                <text:p>18242</text:p>
              </table:table-cell>
              <table:table-cell office:value-type="float" office:value="32214">
                <text:p>3221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1487">
                <text:p>11487</text:p>
              </table:table-cell>
              <table:table-cell office:value-type="float" office:value="17738">
                <text:p>17738</text:p>
              </table:table-cell>
              <table:table-cell office:value-type="float" office:value="31824">
                <text:p>31824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970">
                <text:p>11970</text:p>
              </table:table-cell>
              <table:table-cell office:value-type="float" office:value="18144">
                <text:p>18144</text:p>
              </table:table-cell>
              <table:table-cell office:value-type="float" office:value="32032">
                <text:p>3203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3083">
                <text:p>13083</text:p>
              </table:table-cell>
              <table:table-cell office:value-type="float" office:value="21805">
                <text:p>21805</text:p>
              </table:table-cell>
              <table:table-cell office:value-type="float" office:value="34413">
                <text:p>34413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390">
                <text:p>12390</text:p>
              </table:table-cell>
              <table:table-cell office:value-type="float" office:value="21225">
                <text:p>21225</text:p>
              </table:table-cell>
              <table:table-cell office:value-type="float" office:value="34250">
                <text:p>3425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487">
                <text:p>11487</text:p>
              </table:table-cell>
              <table:table-cell office:value-type="float" office:value="20786">
                <text:p>20786</text:p>
              </table:table-cell>
              <table:table-cell office:value-type="float" office:value="35637">
                <text:p>35637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0970">
                <text:p>10970</text:p>
              </table:table-cell>
              <table:table-cell office:value-type="float" office:value="21805">
                <text:p>21805</text:p>
              </table:table-cell>
              <table:table-cell office:value-type="float" office:value="43133">
                <text:p>43133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2250">
                <text:p>12250</text:p>
              </table:table-cell>
              <table:table-cell office:value-type="float" office:value="23555">
                <text:p>23555</text:p>
              </table:table-cell>
              <table:table-cell office:value-type="float" office:value="48167">
                <text:p>48167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487">
                <text:p>11487</text:p>
              </table:table-cell>
              <table:table-cell office:value-type="float" office:value="24118">
                <text:p>24118</text:p>
              </table:table-cell>
              <table:table-cell office:value-type="float" office:value="51526">
                <text:p>5152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3189">
                <text:p>13189</text:p>
              </table:table-cell>
              <table:table-cell office:value-type="float" office:value="30128">
                <text:p>30128</text:p>
              </table:table-cell>
              <table:table-cell office:value-type="float" office:value="79525">
                <text:p>79525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3273">
                <text:p>13273</text:p>
              </table:table-cell>
              <table:table-cell office:value-type="float" office:value="44198">
                <text:p>44198</text:p>
              </table:table-cell>
              <table:table-cell office:value-type="float" office:value="125839">
                <text:p>125839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5044">
                <text:p>5044</text:p>
              </table:table-cell>
              <table:table-cell office:value-type="float" office:value="29243">
                <text:p>29243</text:p>
              </table:table-cell>
              <table:table-cell office:value-type="float" office:value="158245">
                <text:p>158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217">
                <text:p>4217</text:p>
              </table:table-cell>
              <table:table-cell office:value-type="float" office:value="29936">
                <text:p>29936</text:p>
              </table:table-cell>
              <table:table-cell office:value-type="float" office:value="198995">
                <text:p>198995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526">
                <text:p>3526</text:p>
              </table:table-cell>
              <table:table-cell office:value-type="float" office:value="32756">
                <text:p>32756</text:p>
              </table:table-cell>
              <table:table-cell office:value-type="float" office:value="250240">
                <text:p>250240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2948">
                <text:p>2948</text:p>
              </table:table-cell>
              <table:table-cell office:value-type="float" office:value="34237">
                <text:p>34237</text:p>
              </table:table-cell>
              <table:table-cell office:value-type="float" office:value="314681">
                <text:p>31468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465">
                <text:p>2465</text:p>
              </table:table-cell>
              <table:table-cell office:value-type="float" office:value="37260">
                <text:p>37260</text:p>
              </table:table-cell>
              <table:table-cell office:value-type="float" office:value="395716">
                <text:p>395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5cm" svg:y="1.38cm" svg:width="31.003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80.25">
                <text:p>7780.25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45.66666666667">
                <text:p>7745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9cm" svg:y="1.404cm" svg:width="30.89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2.4575">
                <text:p>32.4575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0.4033333333333">
                <text:p>20.40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7cm" svg:y="1.352cm" svg:width="31.349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8184559749358">
                <text:p>1.2818455974935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5680133337518">
                <text:p>1.3568013333751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3032098819901">
                <text:p>1.303209881990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1428685648839">
                <text:p>1.31428685648839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31811785237515">
                <text:p>1.3181178523751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4545068843733">
                <text:p>1.24545068843733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4016884122756">
                <text:p>1.2401688412275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30293189488898">
                <text:p>1.3029318948889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36710894550981">
                <text:p>1.36710894550981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21199767989509">
                <text:p>1.21199767989509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23805359403084">
                <text:p>1.23805359403084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17318824621003">
                <text:p>1.17318824621003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49612894109117">
                <text:p>1.49612894109117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08600928710691">
                <text:p>1.08600928710691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783906085096">
                <text:p>1.1878390608509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27076526498802">
                <text:p>1.2707652649880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7423013298356">
                <text:p>1.1742301329835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569740187568">
                <text:p>1.1569740187568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33059061816187">
                <text:p>1.33059061816187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26212993113946">
                <text:p>1.2621299311394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1581595463138">
                <text:p>1.158159546313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28051193755739">
                <text:p>1.28051193755739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8349382261168">
                <text:p>1.1834938226116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0837346254292">
                <text:p>1.083734625429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0881804380277">
                <text:p>1.2088180438027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6946346656866">
                <text:p>1.2694634665686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17083329493202">
                <text:p>1.1708332949320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6929084807924">
                <text:p>1.26929084807924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256466963421">
                <text:p>1.03256466963421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876044549886">
                <text:p>1.05876044549886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6997174812664">
                <text:p>1.0699717481266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04684317186934">
                <text:p>1.04684317186934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5245521826962">
                <text:p>1.0524552182696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9764420508857">
                <text:p>1.09764420508857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6308764031428">
                <text:p>1.0630876403142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3996902027016">
                <text:p>1.03996902027016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3951116920266">
                <text:p>1.03951116920266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5563310907921">
                <text:p>1.05563310907921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3432304994057">
                <text:p>1.03432304994057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4437075508589">
                <text:p>1.04437075508589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329659484745">
                <text:p>1.04329659484745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818139932498">
                <text:p>1.0481813993249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5936196775269">
                <text:p>1.05936196775269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6988320416493">
                <text:p>1.06988320416493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2771550982078">
                <text:p>1.12771550982078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59197048145">
                <text:p>1.1935919704814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2410814416798">
                <text:p>1.1241081441679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761548929334">
                <text:p>1.17761548929334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630397981053">
                <text:p>1.18630397981053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0.986971870208375">
                <text:p>0.98697187020837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19044012890025">
                <text:p>1.19044012890025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0.959505359439866">
                <text:p>0.959505359439866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0.969604240742319">
                <text:p>0.96960424074231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31804278563327">
                <text:p>0.931804278563327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1277537933895">
                <text:p>1.1277537933895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0.975939409192499">
                <text:p>0.975939409192499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940010207100592">
                <text:p>0.94001020710059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88591175227465">
                <text:p>0.88591175227465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47488244459834">
                <text:p>0.947488244459834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893507746722415">
                <text:p>0.893507746722415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1471098159877">
                <text:p>1.0147109815987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.05332051517823">
                <text:p>1.05332051517823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2785977819404">
                <text:p>1.0278597781940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0179944870545">
                <text:p>1.00179944870545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0823181029799">
                <text:p>1.00823181029799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.01958754370737">
                <text:p>1.0195875437073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92956918666941">
                <text:p>0.992956918666941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2402146742242">
                <text:p>1.0240214674224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5332051517823">
                <text:p>1.05332051517823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.16957669636597">
                <text:p>1.16957669636597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992956918666941">
                <text:p>0.992956918666941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94135347669485">
                <text:p>0.994135347669485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0.965399145641772">
                <text:p>0.96539914564177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.00938403140451">
                <text:p>1.00938403140451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.00148445134788">
                <text:p>1.0014844513478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.30218774006482">
                <text:p>1.3021877400648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.31930705545064">
                <text:p>1.3193070554506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.09316838729645">
                <text:p>2.09316838729645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.99725233481804">
                <text:p>1.9972523348180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284438798236">
                <text:p>0.928443879823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61682.75">
                <text:p>61682.75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80324.3333333333">
                <text:p>80324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